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555720" table:style-name="ce5">
            <text:p>3.555.720</text:p>
          </table:table-cell>
          <table:table-cell office:value-type="float" office:value="502000" table:style-name="ce5">
            <text:p>502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26900" table:style-name="ce5">
            <text:p>226.900</text:p>
          </table:table-cell>
          <table:table-cell office:value-type="float" office:value="5577820" table:style-name="ce6">
            <text:p>5.577.820</text:p>
          </table:table-cell>
          <table:table-cell office:value-type="float" office:value="5209446" table:style-name="ce6">
            <text:p>5.209.446</text:p>
          </table:table-cell>
          <table:table-cell office:value-type="percentage" office:value="0.93395735251406464" table:style-name="ce7">
            <text:p>93,4%</text:p>
          </table:table-cell>
          <table:table-cell office:value-type="float" office:value="3421131" table:style-name="ce5">
            <text:p>3.421.131</text:p>
          </table:table-cell>
          <table:table-cell office:value-type="float" office:value="1851883" table:style-name="ce5">
            <text:p>1.851.883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668385" table:style-name="ce5">
            <text:p>668.385</text:p>
          </table:table-cell>
          <table:table-cell office:value-type="float" office:value="93100" table:style-name="ce5">
            <text:p>93.100</text:p>
          </table:table-cell>
          <table:table-cell office:value-type="float" office:value="203200" table:style-name="ce5">
            <text:p>203.200</text:p>
          </table:table-cell>
          <table:table-cell office:value-type="float" office:value="35500" table:style-name="ce5">
            <text:p>35.500</text:p>
          </table:table-cell>
          <table:table-cell office:value-type="float" office:value="1000185" table:style-name="ce6">
            <text:p>1.000.185</text:p>
          </table:table-cell>
          <table:table-cell office:value-type="float" office:value="922090" table:style-name="ce6">
            <text:p>922.090</text:p>
          </table:table-cell>
          <table:table-cell office:value-type="percentage" office:value="0.92191944490269295" table:style-name="ce7">
            <text:p>92,2%</text:p>
          </table:table-cell>
          <table:table-cell office:value-type="float" office:value="611539" table:style-name="ce5">
            <text:p>611.539</text:p>
          </table:table-cell>
          <table:table-cell office:value-type="float" office:value="342979" table:style-name="ce5">
            <text:p>342.97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97605" table:style-name="ce5">
            <text:p>597.605</text:p>
          </table:table-cell>
          <table:table-cell office:value-type="float" office:value="80200" table:style-name="ce5">
            <text:p>80.200</text:p>
          </table:table-cell>
          <table:table-cell office:value-type="float" office:value="155800" table:style-name="ce5">
            <text:p>155.800</text:p>
          </table:table-cell>
          <table:table-cell office:value-type="float" office:value="27400" table:style-name="ce5">
            <text:p>27.400</text:p>
          </table:table-cell>
          <table:table-cell office:value-type="float" office:value="861005" table:style-name="ce6">
            <text:p>861.005</text:p>
          </table:table-cell>
          <table:table-cell office:value-type="float" office:value="832730" table:style-name="ce6">
            <text:p>832.730</text:p>
          </table:table-cell>
          <table:table-cell office:value-type="percentage" office:value="0.96716046945139689" table:style-name="ce7">
            <text:p>96,7%</text:p>
          </table:table-cell>
          <table:table-cell office:value-type="float" office:value="526485" table:style-name="ce5">
            <text:p>526.485</text:p>
          </table:table-cell>
          <table:table-cell office:value-type="float" office:value="325789" table:style-name="ce5">
            <text:p>325.78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33260" table:style-name="ce5">
            <text:p>433.260</text:p>
          </table:table-cell>
          <table:table-cell office:value-type="float" office:value="62400" table:style-name="ce5">
            <text:p>62.400</text:p>
          </table:table-cell>
          <table:table-cell office:value-type="float" office:value="178900" table:style-name="ce5">
            <text:p>178.900</text:p>
          </table:table-cell>
          <table:table-cell office:value-type="float" office:value="31400" table:style-name="ce5">
            <text:p>31.400</text:p>
          </table:table-cell>
          <table:table-cell office:value-type="float" office:value="705960" table:style-name="ce6">
            <text:p>705.960</text:p>
          </table:table-cell>
          <table:table-cell office:value-type="float" office:value="624009" table:style-name="ce6">
            <text:p>624.009</text:p>
          </table:table-cell>
          <table:table-cell office:value-type="percentage" office:value="0.88391551929287782" table:style-name="ce7">
            <text:p>88,4%</text:p>
          </table:table-cell>
          <table:table-cell office:value-type="float" office:value="435979" table:style-name="ce5">
            <text:p>435.979</text:p>
          </table:table-cell>
          <table:table-cell office:value-type="float" office:value="203628" table:style-name="ce5">
            <text:p>203.628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835350" table:style-name="ce5">
            <text:p>835.350</text:p>
          </table:table-cell>
          <table:table-cell office:value-type="float" office:value="118900" table:style-name="ce5">
            <text:p>118.900</text:p>
          </table:table-cell>
          <table:table-cell office:value-type="float" office:value="332500" table:style-name="ce5">
            <text:p>332.500</text:p>
          </table:table-cell>
          <table:table-cell office:value-type="float" office:value="58300" table:style-name="ce5">
            <text:p>58.300</text:p>
          </table:table-cell>
          <table:table-cell office:value-type="float" office:value="1345050" table:style-name="ce6">
            <text:p>1.345.050</text:p>
          </table:table-cell>
          <table:table-cell office:value-type="float" office:value="1201701" table:style-name="ce6">
            <text:p>1.201.701</text:p>
          </table:table-cell>
          <table:table-cell office:value-type="percentage" office:value="0.89342477974796475" table:style-name="ce7">
            <text:p>89,3%</text:p>
          </table:table-cell>
          <table:table-cell office:value-type="float" office:value="845845" table:style-name="ce5">
            <text:p>845.845</text:p>
          </table:table-cell>
          <table:table-cell office:value-type="float" office:value="410948" table:style-name="ce5">
            <text:p>410.948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96745" table:style-name="ce5">
            <text:p>296.745</text:p>
          </table:table-cell>
          <table:table-cell office:value-type="float" office:value="40700" table:style-name="ce5">
            <text:p>40.700</text:p>
          </table:table-cell>
          <table:table-cell office:value-type="float" office:value="89000" table:style-name="ce5">
            <text:p>89.000</text:p>
          </table:table-cell>
          <table:table-cell office:value-type="float" office:value="15550" table:style-name="ce5">
            <text:p>15.550</text:p>
          </table:table-cell>
          <table:table-cell office:value-type="float" office:value="441995" table:style-name="ce6">
            <text:p>441.995</text:p>
          </table:table-cell>
          <table:table-cell office:value-type="float" office:value="397693" table:style-name="ce6">
            <text:p>397.693</text:p>
          </table:table-cell>
          <table:table-cell office:value-type="percentage" office:value="0.89976809692417337" table:style-name="ce7">
            <text:p>90,0%</text:p>
          </table:table-cell>
          <table:table-cell office:value-type="float" office:value="264171" table:style-name="ce5">
            <text:p>264.171</text:p>
          </table:table-cell>
          <table:table-cell office:value-type="float" office:value="141889" table:style-name="ce5">
            <text:p>141.88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396695" table:style-name="ce5">
            <text:p>1.396.695</text:p>
          </table:table-cell>
          <table:table-cell office:value-type="float" office:value="195800" table:style-name="ce5">
            <text:p>195.800</text:p>
          </table:table-cell>
          <table:table-cell office:value-type="float" office:value="365900" table:style-name="ce5">
            <text:p>365.900</text:p>
          </table:table-cell>
          <table:table-cell office:value-type="float" office:value="64250" table:style-name="ce5">
            <text:p>64.250</text:p>
          </table:table-cell>
          <table:table-cell office:value-type="float" office:value="2022645" table:style-name="ce6">
            <text:p>2.022.645</text:p>
          </table:table-cell>
          <table:table-cell office:value-type="float" office:value="1797248" table:style-name="ce6">
            <text:p>1.797.248</text:p>
          </table:table-cell>
          <table:table-cell office:value-type="percentage" office:value="0.88856324268470244" table:style-name="ce7">
            <text:p>88,9%</text:p>
          </table:table-cell>
          <table:table-cell office:value-type="float" office:value="1126013" table:style-name="ce5">
            <text:p>1.126.013</text:p>
          </table:table-cell>
          <table:table-cell office:value-type="float" office:value="714587" table:style-name="ce5">
            <text:p>714.587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952245" table:style-name="ce5">
            <text:p>952.245</text:p>
          </table:table-cell>
          <table:table-cell office:value-type="float" office:value="134400" table:style-name="ce5">
            <text:p>134.400</text:p>
          </table:table-cell>
          <table:table-cell office:value-type="float" office:value="311600" table:style-name="ce5">
            <text:p>311.600</text:p>
          </table:table-cell>
          <table:table-cell office:value-type="float" office:value="54875" table:style-name="ce5">
            <text:p>54.875</text:p>
          </table:table-cell>
          <table:table-cell office:value-type="float" office:value="1453120" table:style-name="ce6">
            <text:p>1.453.120</text:p>
          </table:table-cell>
          <table:table-cell office:value-type="float" office:value="1305906" table:style-name="ce6">
            <text:p>1.305.906</text:p>
          </table:table-cell>
          <table:table-cell office:value-type="percentage" office:value="0.89869109227042498" table:style-name="ce7">
            <text:p>89,9%</text:p>
          </table:table-cell>
          <table:table-cell office:value-type="float" office:value="875488" table:style-name="ce5">
            <text:p>875.488</text:p>
          </table:table-cell>
          <table:table-cell office:value-type="float" office:value="466014" table:style-name="ce5">
            <text:p>466.014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438080" table:style-name="ce5">
            <text:p>3.438.080</text:p>
          </table:table-cell>
          <table:table-cell office:value-type="float" office:value="487700" table:style-name="ce5">
            <text:p>487.7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08550" table:style-name="ce5">
            <text:p>208.550</text:p>
          </table:table-cell>
          <table:table-cell office:value-type="float" office:value="5323030" table:style-name="ce6">
            <text:p>5.323.030</text:p>
          </table:table-cell>
          <table:table-cell office:value-type="float" office:value="4673252" table:style-name="ce6">
            <text:p>4.673.252</text:p>
          </table:table-cell>
          <table:table-cell office:value-type="percentage" office:value="0.87793080256921341" table:style-name="ce7">
            <text:p>87,8%</text:p>
          </table:table-cell>
          <table:table-cell office:value-type="float" office:value="3020524" table:style-name="ce5">
            <text:p>3.020.524</text:p>
          </table:table-cell>
          <table:table-cell office:value-type="float" office:value="1702865" table:style-name="ce5">
            <text:p>1.702.865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164690" table:style-name="ce5">
            <text:p>2.164.690</text:p>
          </table:table-cell>
          <table:table-cell office:value-type="float" office:value="305500" table:style-name="ce5">
            <text:p>305.500</text:p>
          </table:table-cell>
          <table:table-cell office:value-type="float" office:value="772600" table:style-name="ce5">
            <text:p>772.600</text:p>
          </table:table-cell>
          <table:table-cell office:value-type="float" office:value="135600" table:style-name="ce5">
            <text:p>135.600</text:p>
          </table:table-cell>
          <table:table-cell office:value-type="float" office:value="3378390" table:style-name="ce6">
            <text:p>3.378.390</text:p>
          </table:table-cell>
          <table:table-cell office:value-type="float" office:value="2980160" table:style-name="ce6">
            <text:p>2.980.160</text:p>
          </table:table-cell>
          <table:table-cell office:value-type="percentage" office:value="0.88212432549232034" table:style-name="ce7">
            <text:p>88,2%</text:p>
          </table:table-cell>
          <table:table-cell office:value-type="float" office:value="2011956" table:style-name="ce5">
            <text:p>2.011.956</text:p>
          </table:table-cell>
          <table:table-cell office:value-type="float" office:value="1053837" table:style-name="ce5">
            <text:p>1.053.837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40035" table:style-name="ce5">
            <text:p>540.035</text:p>
          </table:table-cell>
          <table:table-cell office:value-type="float" office:value="73600" table:style-name="ce5">
            <text:p>73.600</text:p>
          </table:table-cell>
          <table:table-cell office:value-type="float" office:value="162500" table:style-name="ce5">
            <text:p>162.500</text:p>
          </table:table-cell>
          <table:table-cell office:value-type="float" office:value="28500" table:style-name="ce5">
            <text:p>28.500</text:p>
          </table:table-cell>
          <table:table-cell office:value-type="float" office:value="804635" table:style-name="ce6">
            <text:p>804.635</text:p>
          </table:table-cell>
          <table:table-cell office:value-type="float" office:value="748960" table:style-name="ce6">
            <text:p>748.960</text:p>
          </table:table-cell>
          <table:table-cell office:value-type="percentage" office:value="0.93080713615490251" table:style-name="ce7">
            <text:p>93,1%</text:p>
          </table:table-cell>
          <table:table-cell office:value-type="float" office:value="492342" table:style-name="ce5">
            <text:p>492.342</text:p>
          </table:table-cell>
          <table:table-cell office:value-type="float" office:value="282023" table:style-name="ce5">
            <text:p>282.023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483675" table:style-name="ce5">
            <text:p>1.483.675</text:p>
          </table:table-cell>
          <table:table-cell office:value-type="float" office:value="200200" table:style-name="ce5">
            <text:p>200.200</text:p>
          </table:table-cell>
          <table:table-cell office:value-type="float" office:value="412900" table:style-name="ce5">
            <text:p>412.900</text:p>
          </table:table-cell>
          <table:table-cell office:value-type="float" office:value="72600" table:style-name="ce5">
            <text:p>72.600</text:p>
          </table:table-cell>
          <table:table-cell office:value-type="float" office:value="2169375" table:style-name="ce6">
            <text:p>2.169.375</text:p>
          </table:table-cell>
          <table:table-cell office:value-type="float" office:value="2069136" table:style-name="ce6">
            <text:p>2.069.136</text:p>
          </table:table-cell>
          <table:table-cell office:value-type="percentage" office:value="0.95379360414866032" table:style-name="ce7">
            <text:p>95,4%</text:p>
          </table:table-cell>
          <table:table-cell office:value-type="float" office:value="1325817" table:style-name="ce5">
            <text:p>1.325.817</text:p>
          </table:table-cell>
          <table:table-cell office:value-type="float" office:value="800572" table:style-name="ce5">
            <text:p>800.572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58015" table:style-name="ce5">
            <text:p>158.015</text:p>
          </table:table-cell>
          <table:table-cell office:value-type="float" office:value="21600" table:style-name="ce5">
            <text:p>21.600</text:p>
          </table:table-cell>
          <table:table-cell office:value-type="float" office:value="48700" table:style-name="ce5">
            <text:p>48.700</text:p>
          </table:table-cell>
          <table:table-cell office:value-type="float" office:value="8500" table:style-name="ce5">
            <text:p>8.500</text:p>
          </table:table-cell>
          <table:table-cell office:value-type="float" office:value="236815" table:style-name="ce6">
            <text:p>236.815</text:p>
          </table:table-cell>
          <table:table-cell office:value-type="float" office:value="216706" table:style-name="ce6">
            <text:p>216.706</text:p>
          </table:table-cell>
          <table:table-cell office:value-type="percentage" office:value="0.9150856153537571" table:style-name="ce7">
            <text:p>91,5%</text:p>
          </table:table-cell>
          <table:table-cell office:value-type="float" office:value="141316" table:style-name="ce5">
            <text:p>141.316</text:p>
          </table:table-cell>
          <table:table-cell office:value-type="float" office:value="83803" table:style-name="ce5">
            <text:p>83.803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866425" table:style-name="ce5">
            <text:p>2.866.425</text:p>
          </table:table-cell>
          <table:table-cell office:value-type="float" office:value="408200" table:style-name="ce5">
            <text:p>408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181700" table:style-name="ce5">
            <text:p>181.700</text:p>
          </table:table-cell>
          <table:table-cell office:value-type="float" office:value="4492425" table:style-name="ce6">
            <text:p>4.492.425</text:p>
          </table:table-cell>
          <table:table-cell office:value-type="float" office:value="3996892" table:style-name="ce6">
            <text:p>3.996.892</text:p>
          </table:table-cell>
          <table:table-cell office:value-type="percentage" office:value="0.88969587694841867" table:style-name="ce7">
            <text:p>89,0%</text:p>
          </table:table-cell>
          <table:table-cell office:value-type="float" office:value="2678036" table:style-name="ce5">
            <text:p>2.678.036</text:p>
          </table:table-cell>
          <table:table-cell office:value-type="float" office:value="1481329" table:style-name="ce5">
            <text:p>1.481.32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18485" table:style-name="ce5">
            <text:p>618.485</text:p>
          </table:table-cell>
          <table:table-cell office:value-type="float" office:value="87100" table:style-name="ce5">
            <text:p>87.100</text:p>
          </table:table-cell>
          <table:table-cell office:value-type="float" office:value="230800" table:style-name="ce5">
            <text:p>230.800</text:p>
          </table:table-cell>
          <table:table-cell office:value-type="float" office:value="40500" table:style-name="ce5">
            <text:p>40.500</text:p>
          </table:table-cell>
          <table:table-cell office:value-type="float" office:value="976885" table:style-name="ce6">
            <text:p>976.885</text:p>
          </table:table-cell>
          <table:table-cell office:value-type="float" office:value="850647" table:style-name="ce6">
            <text:p>850.647</text:p>
          </table:table-cell>
          <table:table-cell office:value-type="percentage" office:value="0.87077496327612769" table:style-name="ce7">
            <text:p>87,1%</text:p>
          </table:table-cell>
          <table:table-cell office:value-type="float" office:value="559499" table:style-name="ce5">
            <text:p>559.499</text:p>
          </table:table-cell>
          <table:table-cell office:value-type="float" office:value="308141" table:style-name="ce5">
            <text:p>308.141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04935" table:style-name="ce5">
            <text:p>304.935</text:p>
          </table:table-cell>
          <table:table-cell office:value-type="float" office:value="43100" table:style-name="ce5">
            <text:p>43.100</text:p>
          </table:table-cell>
          <table:table-cell office:value-type="float" office:value="101000" table:style-name="ce5">
            <text:p>101.000</text:p>
          </table:table-cell>
          <table:table-cell office:value-type="float" office:value="17750" table:style-name="ce5">
            <text:p>17.750</text:p>
          </table:table-cell>
          <table:table-cell office:value-type="float" office:value="466785" table:style-name="ce6">
            <text:p>466.785</text:p>
          </table:table-cell>
          <table:table-cell office:value-type="float" office:value="451316" table:style-name="ce6">
            <text:p>451.316</text:p>
          </table:table-cell>
          <table:table-cell office:value-type="percentage" office:value="0.96686054607581651" table:style-name="ce7">
            <text:p>96,7%</text:p>
          </table:table-cell>
          <table:table-cell office:value-type="float" office:value="298676" table:style-name="ce5">
            <text:p>298.676</text:p>
          </table:table-cell>
          <table:table-cell office:value-type="float" office:value="176597" table:style-name="ce5">
            <text:p>176.597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092600" table:style-name="ce5">
            <text:p>1.092.600</text:p>
          </table:table-cell>
          <table:table-cell office:value-type="float" office:value="150600" table:style-name="ce5">
            <text:p>150.600</text:p>
          </table:table-cell>
          <table:table-cell office:value-type="float" office:value="338200" table:style-name="ce5">
            <text:p>338.200</text:p>
          </table:table-cell>
          <table:table-cell office:value-type="float" office:value="59550" table:style-name="ce5">
            <text:p>59.550</text:p>
          </table:table-cell>
          <table:table-cell office:value-type="float" office:value="1640950" table:style-name="ce6">
            <text:p>1.640.950</text:p>
          </table:table-cell>
          <table:table-cell office:value-type="float" office:value="1554168" table:style-name="ce6">
            <text:p>1.554.168</text:p>
          </table:table-cell>
          <table:table-cell office:value-type="percentage" office:value="0.94711478107194003" table:style-name="ce7">
            <text:p>94,7%</text:p>
          </table:table-cell>
          <table:table-cell office:value-type="float" office:value="1016420" table:style-name="ce5">
            <text:p>1.016.420</text:p>
          </table:table-cell>
          <table:table-cell office:value-type="float" office:value="611623" table:style-name="ce5">
            <text:p>611.623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8890" table:style-name="ce5">
            <text:p>28.890</text:p>
          </table:table-cell>
          <table:table-cell office:value-type="float" office:value="4400" table:style-name="ce5">
            <text:p>4.4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49040" table:style-name="ce6">
            <text:p>49.040</text:p>
          </table:table-cell>
          <table:table-cell office:value-type="float" office:value="46766" table:style-name="ce6">
            <text:p>46.766</text:p>
          </table:table-cell>
          <table:table-cell office:value-type="percentage" office:value="0.9536296900489396" table:style-name="ce7">
            <text:p>95,4%</text:p>
          </table:table-cell>
          <table:table-cell office:value-type="float" office:value="33532" table:style-name="ce5">
            <text:p>33.532</text:p>
          </table:table-cell>
          <table:table-cell office:value-type="float" office:value="15679" table:style-name="ce5">
            <text:p>15.679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8890" table:style-name="ce5">
            <text:p>28.890</text:p>
          </table:table-cell>
          <table:table-cell office:value-type="float" office:value="4300" table:style-name="ce5">
            <text:p>4.3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48940" table:style-name="ce6">
            <text:p>48.940</text:p>
          </table:table-cell>
          <table:table-cell office:value-type="float" office:value="42469" table:style-name="ce6">
            <text:p>42.469</text:p>
          </table:table-cell>
          <table:table-cell office:value-type="percentage" office:value="0.86777686963628931" table:style-name="ce7">
            <text:p>86,8%</text:p>
          </table:table-cell>
          <table:table-cell office:value-type="float" office:value="29620" table:style-name="ce5">
            <text:p>29.620</text:p>
          </table:table-cell>
          <table:table-cell office:value-type="float" office:value="14166" table:style-name="ce5">
            <text:p>14.166</text:p>
          </table:table-cell>
          <table:table-cell office:value-type="date" office:date-value="2021-06-04T00:00:00" table:style-name="ce8">
            <text:p>0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0030" table:style-name="ce5">
            <text:p>30.030</text:p>
          </table:table-cell>
          <table:table-cell office:value-type="float" office:value="7700" table:style-name="ce5">
            <text:p>7.7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4830" table:style-name="ce6">
            <text:p>134.830</text:p>
          </table:table-cell>
          <table:table-cell office:value-type="float" office:value="86511" table:style-name="ce6">
            <text:p>86.511</text:p>
          </table:table-cell>
          <table:table-cell office:value-type="percentage" office:value="0.64163020099384405" table:style-name="ce7">
            <text:p>64,2%</text:p>
          </table:table-cell>
          <table:table-cell office:value-type="float" office:value="72185" table:style-name="ce5">
            <text:p>72.185</text:p>
          </table:table-cell>
          <table:table-cell office:value-type="float" office:value="14517" table:style-name="ce5">
            <text:p>14.517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1490755" table:style-name="ce11">
            <text:p>21.490.755</text:p>
          </table:table-cell>
          <table:table-cell office:value-type="float" office:value="3021500" table:style-name="ce12">
            <text:p>3.021.5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272925" table:style-name="ce14">
            <text:p>1.272.925</text:p>
          </table:table-cell>
          <table:table-cell office:value-type="float" office:value="33129880" table:style-name="ce15">
            <text:p>33.129.880</text:p>
          </table:table-cell>
          <table:table-cell office:value-type="float" office:value="30007806" table:style-name="ce15">
            <text:p>30.007.806</text:p>
          </table:table-cell>
          <table:table-cell office:value-type="percentage" office:value="0.90576259255994895" table:style-name="ce16">
            <text:p>90,6%</text:p>
          </table:table-cell>
          <table:table-cell office:value-type="float" office:value="19786574" table:style-name="ce15">
            <text:p>19.786.574</text:p>
          </table:table-cell>
          <table:table-cell office:value-type="float" office:value="11002869" table:style-name="ce15">
            <text:p>11.002.869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912957" table:style-name="ce23">
            <text:p>2.912.957</text:p>
          </table:table-cell>
          <table:table-cell office:value-type="percentage" office:value="0.89765751995722731" table:style-name="ce24">
            <text:p>89,8%</text:p>
          </table:table-cell>
          <table:table-cell office:value-type="float" office:value="1545005" table:style-name="ce23">
            <text:p>1.545.005</text:p>
          </table:table-cell>
          <table:table-cell office:value-type="percentage" office:value="0.47610910721356892" table:style-name="ce24">
            <text:p>47,6%</text:p>
          </table:table-cell>
          <table:table-cell office:value-type="date" office:date-value="2021-06-06T00:00:00" table:style-name="ce25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21969" table:style-name="ce5">
            <text:p>521.969</text:p>
          </table:table-cell>
          <table:table-cell office:value-type="percentage" office:value="0.91190349321709663" table:style-name="ce26">
            <text:p>91,2%</text:p>
          </table:table-cell>
          <table:table-cell office:value-type="float" office:value="298061" table:style-name="ce5">
            <text:p>298.061</text:p>
          </table:table-cell>
          <table:table-cell office:value-type="percentage" office:value="0.52072607203067811" table:style-name="ce26">
            <text:p>52,1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71928" table:style-name="ce5">
            <text:p>471.928</text:p>
          </table:table-cell>
          <table:table-cell office:value-type="percentage" office:value="0.92648987380539172" table:style-name="ce26">
            <text:p>92,6%</text:p>
          </table:table-cell>
          <table:table-cell office:value-type="float" office:value="279481" table:style-name="ce5">
            <text:p>279.481</text:p>
          </table:table-cell>
          <table:table-cell office:value-type="percentage" office:value="0.54867758730358163" table:style-name="ce26">
            <text:p>54,9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46297" table:style-name="ce5">
            <text:p>346.297</text:p>
          </table:table-cell>
          <table:table-cell office:value-type="percentage" office:value="0.83831696063289485" table:style-name="ce26">
            <text:p>83,8%</text:p>
          </table:table-cell>
          <table:table-cell office:value-type="float" office:value="168680" table:style-name="ce5">
            <text:p>168.680</text:p>
          </table:table-cell>
          <table:table-cell office:value-type="percentage" office:value="0.4083411202509889" table:style-name="ce26">
            <text:p>40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84123" table:style-name="ce5">
            <text:p>684.123</text:p>
          </table:table-cell>
          <table:table-cell office:value-type="percentage" office:value="0.82387631552643337" table:style-name="ce26">
            <text:p>82,4%</text:p>
          </table:table-cell>
          <table:table-cell office:value-type="float" office:value="346181" table:style-name="ce5">
            <text:p>346.181</text:p>
          </table:table-cell>
          <table:table-cell office:value-type="percentage" office:value="0.41689919325217284" table:style-name="ce26">
            <text:p>41,7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31745" table:style-name="ce5">
            <text:p>231.745</text:p>
          </table:table-cell>
          <table:table-cell office:value-type="percentage" office:value="0.88649552247941033" table:style-name="ce26">
            <text:p>88,6%</text:p>
          </table:table-cell>
          <table:table-cell office:value-type="float" office:value="125466" table:style-name="ce5">
            <text:p>125.466</text:p>
          </table:table-cell>
          <table:table-cell office:value-type="percentage" office:value="0.47994583366804761" table:style-name="ce26">
            <text:p>48,0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13438" table:style-name="ce5">
            <text:p>1.013.438</text:p>
          </table:table-cell>
          <table:table-cell office:value-type="percentage" office:value="0.86706302184174255" table:style-name="ce26">
            <text:p>86,7%</text:p>
          </table:table-cell>
          <table:table-cell office:value-type="float" office:value="639798" table:style-name="ce5">
            <text:p>639.798</text:p>
          </table:table-cell>
          <table:table-cell office:value-type="percentage" office:value="0.54738936890890533" table:style-name="ce26">
            <text:p>54,7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47560" table:style-name="ce5">
            <text:p>747.560</text:p>
          </table:table-cell>
          <table:table-cell office:value-type="percentage" office:value="0.91141734443446065" table:style-name="ce26">
            <text:p>91,1%</text:p>
          </table:table-cell>
          <table:table-cell office:value-type="float" office:value="412947" table:style-name="ce5">
            <text:p>412.947</text:p>
          </table:table-cell>
          <table:table-cell office:value-type="percentage" office:value="0.50346066955452029" table:style-name="ce26">
            <text:p>50,3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573690" table:style-name="ce5">
            <text:p>2.573.690</text:p>
          </table:table-cell>
          <table:table-cell office:value-type="percentage" office:value="0.85452074006292478" table:style-name="ce26">
            <text:p>85,5%</text:p>
          </table:table-cell>
          <table:table-cell office:value-type="float" office:value="1401061" table:style-name="ce5">
            <text:p>1.401.061</text:p>
          </table:table-cell>
          <table:table-cell office:value-type="percentage" office:value="0.46518255213071558" table:style-name="ce26">
            <text:p>46,5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770151" table:style-name="ce5">
            <text:p>1.770.151</text:p>
          </table:table-cell>
          <table:table-cell office:value-type="percentage" office:value="0.86456161429677336" table:style-name="ce26">
            <text:p>86,5%</text:p>
          </table:table-cell>
          <table:table-cell office:value-type="float" office:value="966194" table:style-name="ce5">
            <text:p>966.194</text:p>
          </table:table-cell>
          <table:table-cell office:value-type="percentage" office:value="0.47189999291803725" table:style-name="ce26">
            <text:p>47,2%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36732" table:style-name="ce5">
            <text:p>436.732</text:p>
          </table:table-cell>
          <table:table-cell office:value-type="percentage" office:value="0.94450187502432992" table:style-name="ce26">
            <text:p>94,5%</text:p>
          </table:table-cell>
          <table:table-cell office:value-type="float" office:value="253583" table:style-name="ce5">
            <text:p>253.583</text:p>
          </table:table-cell>
          <table:table-cell office:value-type="percentage" office:value="0.5484132579574994" table:style-name="ce26">
            <text:p>54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07989" table:style-name="ce5">
            <text:p>1.207.989</text:p>
          </table:table-cell>
          <table:table-cell office:value-type="percentage" office:value="0.94604739677965044" table:style-name="ce26">
            <text:p>94,6%</text:p>
          </table:table-cell>
          <table:table-cell office:value-type="float" office:value="737508" table:style-name="ce5">
            <text:p>737.508</text:p>
          </table:table-cell>
          <table:table-cell office:value-type="percentage" office:value="0.57758599085270346" table:style-name="ce26">
            <text:p>57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4303" table:style-name="ce5">
            <text:p>124.303</text:p>
          </table:table-cell>
          <table:table-cell office:value-type="percentage" office:value="0.915918770355306" table:style-name="ce26">
            <text:p>91,6%</text:p>
          </table:table-cell>
          <table:table-cell office:value-type="float" office:value="76769" table:style-name="ce5">
            <text:p>76.769</text:p>
          </table:table-cell>
          <table:table-cell office:value-type="percentage" office:value="0.56566750666843513" table:style-name="ce26">
            <text:p>56,6%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295964" table:style-name="ce5">
            <text:p>2.295.964</text:p>
          </table:table-cell>
          <table:table-cell office:value-type="percentage" office:value="0.8946560994798366" table:style-name="ce26">
            <text:p>89,5%</text:p>
          </table:table-cell>
          <table:table-cell office:value-type="float" office:value="1260078" table:style-name="ce5">
            <text:p>1.260.078</text:p>
          </table:table-cell>
          <table:table-cell office:value-type="percentage" office:value="0.49100790278957057" table:style-name="ce26">
            <text:p>49,1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70188" table:style-name="ce5">
            <text:p>470.188</text:p>
          </table:table-cell>
          <table:table-cell office:value-type="percentage" office:value="0.88242701774470522" table:style-name="ce26">
            <text:p>88,2%</text:p>
          </table:table-cell>
          <table:table-cell office:value-type="float" office:value="249131" table:style-name="ce5">
            <text:p>249.131</text:p>
          </table:table-cell>
          <table:table-cell office:value-type="percentage" office:value="0.46755749903816379" table:style-name="ce26">
            <text:p>46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5132" table:style-name="ce5">
            <text:p>255.132</text:p>
          </table:table-cell>
          <table:table-cell office:value-type="percentage" office:value="0.95377874809342944" table:style-name="ce26">
            <text:p>95,4%</text:p>
          </table:table-cell>
          <table:table-cell office:value-type="float" office:value="150531" table:style-name="ce5">
            <text:p>150.531</text:p>
          </table:table-cell>
          <table:table-cell office:value-type="percentage" office:value="0.5627411251009361" table:style-name="ce26">
            <text:p>56,3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899293" table:style-name="ce5">
            <text:p>899.293</text:p>
          </table:table-cell>
          <table:table-cell office:value-type="percentage" office:value="0.90734386208830953" table:style-name="ce26">
            <text:p>90,7%</text:p>
          </table:table-cell>
          <table:table-cell office:value-type="float" office:value="538207" table:style-name="ce5">
            <text:p>538.207</text:p>
          </table:table-cell>
          <table:table-cell office:value-type="percentage" office:value="0.54302526316001887" table:style-name="ce26">
            <text:p>54,3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549" table:style-name="ce5">
            <text:p>22.549</text:p>
          </table:table-cell>
          <table:table-cell office:value-type="percentage" office:value="0.85620443499392462" table:style-name="ce26">
            <text:p>85,6%</text:p>
          </table:table-cell>
          <table:table-cell office:value-type="float" office:value="11718" table:style-name="ce5">
            <text:p>11.718</text:p>
          </table:table-cell>
          <table:table-cell office:value-type="percentage" office:value="0.44494228432563793" table:style-name="ce26">
            <text:p>44,5%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617" table:style-name="ce5">
            <text:p>19.617</text:p>
          </table:table-cell>
          <table:table-cell office:value-type="percentage" office:value="0.77774253657376202" table:style-name="ce26">
            <text:p>77,8%</text:p>
          </table:table-cell>
          <table:table-cell office:value-type="float" office:value="10570" table:style-name="ce5">
            <text:p>10.570</text:p>
          </table:table-cell>
          <table:table-cell office:value-type="percentage" office:value="0.41906196725211114" table:style-name="ce26">
            <text:p>41,9%</text:p>
          </table:table-cell>
          <table:table-cell office:value-type="date" office:date-value="2021-06-04T00:00:00" table:style-name="ce8">
            <text:p>04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1763" table:style-name="ce5">
            <text:p>11.763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017388" table:style-name="ce15">
            <text:p>17.017.388</text:p>
          </table:table-cell>
          <table:table-cell office:value-type="percentage" office:value="0.88797054073443926" table:style-name="ce16">
            <text:p>88,8%</text:p>
          </table:table-cell>
          <table:table-cell office:value-type="float" office:value="9473765" table:style-name="ce15">
            <text:p>9.473.765</text:p>
          </table:table-cell>
          <table:table-cell office:value-type="percentage" office:value="0.49434285860092075" table:style-name="ce16">
            <text:p>49,4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175" table:style-name="ce35">
            <text:p>430.175</text:p>
          </table:table-cell>
          <table:table-cell office:value-type="percentage" office:value="1" table:style-name="ce36">
            <text:p>100,0%</text:p>
          </table:table-cell>
          <table:table-cell office:value-type="float" office:value="640726" table:style-name="ce35">
            <text:p>640.726</text:p>
          </table:table-cell>
          <table:table-cell office:value-type="percentage" office:value="0.98515485538476677" table:style-name="ce36">
            <text:p>98,5%</text:p>
          </table:table-cell>
          <table:table-cell office:value-type="float" office:value="836737" table:style-name="ce35">
            <text:p>836.737</text:p>
          </table:table-cell>
          <table:table-cell office:value-type="percentage" office:value="0.91332177041457319" table:style-name="ce36">
            <text:p>91,3%</text:p>
          </table:table-cell>
          <table:table-cell office:value-type="float" office:value="1005319" table:style-name="ce35">
            <text:p>1.005.319</text:p>
          </table:table-cell>
          <table:table-cell office:value-type="percentage" office:value="0.79470538433749316" table:style-name="ce36">
            <text:p>79,5%</text:p>
          </table:table-cell>
          <table:table-cell office:value-type="float" office:value="272631" table:style-name="ce35">
            <text:p>272.631</text:p>
          </table:table-cell>
          <table:table-cell office:value-type="percentage" office:value="0.19682928625369464" table:style-name="ce36">
            <text:p>19,7%</text:p>
          </table:table-cell>
          <table:table-cell office:value-type="float" office:value="194226" table:style-name="ce35">
            <text:p>194.226</text:p>
          </table:table-cell>
          <table:table-cell office:value-type="percentage" office:value="0.11957763101756054" table:style-name="ce36">
            <text:p>12,0%</text:p>
          </table:table-cell>
          <table:table-cell office:value-type="float" office:value="40741" table:style-name="ce35">
            <text:p>40.741</text:p>
          </table:table-cell>
          <table:table-cell office:value-type="percentage" office:value="6.5097484045595885E-2" table:style-name="ce36">
            <text:p>6,5%</text:p>
          </table:table-cell>
          <table:table-cell office:value-type="float" office:value="576" table:style-name="ce35">
            <text:p>576</text:p>
          </table:table-cell>
          <table:table-cell office:value-type="percentage" office:value="3.1662095085229305E-3" table:style-name="ce36">
            <text:p>0,3%</text:p>
          </table:table-cell>
          <table:table-cell office:value-type="float" office:value="3421131" table:style-name="ce35">
            <text:p>3.421.131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48442761496998177" table:style-name="ce36">
            <text:p>4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493" table:style-name="ce38">
            <text:p>100.493</text:p>
          </table:table-cell>
          <table:table-cell office:value-type="percentage" office:value="1" table:style-name="ce39">
            <text:p>100,0%</text:p>
          </table:table-cell>
          <table:table-cell office:value-type="float" office:value="117340" table:style-name="ce38">
            <text:p>117.340</text:p>
          </table:table-cell>
          <table:table-cell office:value-type="percentage" office:value="0.98642343743432392" table:style-name="ce39">
            <text:p>98,6%</text:p>
          </table:table-cell>
          <table:table-cell office:value-type="float" office:value="146987" table:style-name="ce38">
            <text:p>146.987</text:p>
          </table:table-cell>
          <table:table-cell office:value-type="percentage" office:value="0.94001291832675693" table:style-name="ce39">
            <text:p>94,0%</text:p>
          </table:table-cell>
          <table:table-cell office:value-type="float" office:value="157149" table:style-name="ce38">
            <text:p>157.149</text:p>
          </table:table-cell>
          <table:table-cell office:value-type="percentage" office:value="0.79261698929720681" table:style-name="ce39">
            <text:p>79,3%</text:p>
          </table:table-cell>
          <table:table-cell office:value-type="float" office:value="47695" table:style-name="ce38">
            <text:p>47.695</text:p>
          </table:table-cell>
          <table:table-cell office:value-type="percentage" office:value="0.22189603755414225" table:style-name="ce39">
            <text:p>22,2%</text:p>
          </table:table-cell>
          <table:table-cell office:value-type="float" office:value="34139" table:style-name="ce38">
            <text:p>34.139</text:p>
          </table:table-cell>
          <table:table-cell office:value-type="percentage" office:value="0.1476983646274985" table:style-name="ce39">
            <text:p>14,8%</text:p>
          </table:table-cell>
          <table:table-cell office:value-type="float" office:value="7665" table:style-name="ce38">
            <text:p>7.665</text:p>
          </table:table-cell>
          <table:table-cell office:value-type="percentage" office:value="8.5949764521193087E-2" table:style-name="ce39">
            <text:p>8,6%</text:p>
          </table:table-cell>
          <table:table-cell office:value-type="float" office:value="71" table:style-name="ce38">
            <text:p>71</text:p>
          </table:table-cell>
          <table:table-cell office:value-type="percentage" office:value="2.8280092408189276E-3" table:style-name="ce39">
            <text:p>0,3%</text:p>
          </table:table-cell>
          <table:table-cell office:value-type="float" office:value="611539" table:style-name="ce38">
            <text:p>611.539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3986443778227411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20" table:style-name="ce38">
            <text:p>88.220</text:p>
          </table:table-cell>
          <table:table-cell office:value-type="percentage" office:value="1" table:style-name="ce39">
            <text:p>100,0%</text:p>
          </table:table-cell>
          <table:table-cell office:value-type="float" office:value="112859" table:style-name="ce38">
            <text:p>112.859</text:p>
          </table:table-cell>
          <table:table-cell office:value-type="percentage" office:value="1" table:style-name="ce39">
            <text:p>100,0%</text:p>
          </table:table-cell>
          <table:table-cell office:value-type="float" office:value="139276" table:style-name="ce38">
            <text:p>139.276</text:p>
          </table:table-cell>
          <table:table-cell office:value-type="percentage" office:value="0.93066581134899629" table:style-name="ce39">
            <text:p>93,1%</text:p>
          </table:table-cell>
          <table:table-cell office:value-type="float" office:value="131573" table:style-name="ce38">
            <text:p>131.573</text:p>
          </table:table-cell>
          <table:table-cell office:value-type="percentage" office:value="0.80895816041071045" table:style-name="ce39">
            <text:p>80,9%</text:p>
          </table:table-cell>
          <table:table-cell office:value-type="float" office:value="28901" table:style-name="ce38">
            <text:p>28.901</text:p>
          </table:table-cell>
          <table:table-cell office:value-type="percentage" office:value="0.17306713455055003" table:style-name="ce39">
            <text:p>17,3%</text:p>
          </table:table-cell>
          <table:table-cell office:value-type="float" office:value="20894" table:style-name="ce38">
            <text:p>20.894</text:p>
          </table:table-cell>
          <table:table-cell office:value-type="percentage" office:value="0.13471135123982927" table:style-name="ce39">
            <text:p>13,5%</text:p>
          </table:table-cell>
          <table:table-cell office:value-type="float" office:value="4708" table:style-name="ce38">
            <text:p>4.708</text:p>
          </table:table-cell>
          <table:table-cell office:value-type="percentage" office:value="8.6897137267206853E-2" table:style-name="ce39">
            <text:p>8,7%</text:p>
          </table:table-cell>
          <table:table-cell office:value-type="float" office:value="54" table:style-name="ce38">
            <text:p>54</text:p>
          </table:table-cell>
          <table:table-cell office:value-type="percentage" office:value="3.4697680395810574E-3" table:style-name="ce39">
            <text:p>0,3%</text:p>
          </table:table-cell>
          <table:table-cell office:value-type="float" office:value="526485" table:style-name="ce38">
            <text:p>526.485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58419855993448799" table:style-name="ce39">
            <text:p>5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26" table:style-name="ce38">
            <text:p>50.526</text:p>
          </table:table-cell>
          <table:table-cell office:value-type="percentage" office:value="1" table:style-name="ce39">
            <text:p>100,0%</text:p>
          </table:table-cell>
          <table:table-cell office:value-type="float" office:value="76730" table:style-name="ce38">
            <text:p>76.730</text:p>
          </table:table-cell>
          <table:table-cell office:value-type="percentage" office:value="0.95297829002931089" table:style-name="ce39">
            <text:p>95,3%</text:p>
          </table:table-cell>
          <table:table-cell office:value-type="float" office:value="96776" table:style-name="ce38">
            <text:p>96.776</text:p>
          </table:table-cell>
          <table:table-cell office:value-type="percentage" office:value="0.8255154353370695" table:style-name="ce39">
            <text:p>82,6%</text:p>
          </table:table-cell>
          <table:table-cell office:value-type="float" office:value="122265" table:style-name="ce38">
            <text:p>122.265</text:p>
          </table:table-cell>
          <table:table-cell office:value-type="percentage" office:value="0.73743795122951561" table:style-name="ce39">
            <text:p>73,7%</text:p>
          </table:table-cell>
          <table:table-cell office:value-type="float" office:value="57529" table:style-name="ce38">
            <text:p>57.529</text:p>
          </table:table-cell>
          <table:table-cell office:value-type="percentage" office:value="0.27903401043788684" table:style-name="ce39">
            <text:p>27,9%</text:p>
          </table:table-cell>
          <table:table-cell office:value-type="float" office:value="27491" table:style-name="ce38">
            <text:p>27.491</text:p>
          </table:table-cell>
          <table:table-cell office:value-type="percentage" office:value="0.10660301998588502" table:style-name="ce39">
            <text:p>10,7%</text:p>
          </table:table-cell>
          <table:table-cell office:value-type="float" office:value="4617" table:style-name="ce38">
            <text:p>4.617</text:p>
          </table:table-cell>
          <table:table-cell office:value-type="percentage" office:value="5.3786740292873871E-2" table:style-name="ce39">
            <text:p>5,4%</text:p>
          </table:table-cell>
          <table:table-cell office:value-type="float" office:value="45" table:style-name="ce38">
            <text:p>45</text:p>
          </table:table-cell>
          <table:table-cell office:value-type="percentage" office:value="1.9313304721030042E-3" table:style-name="ce39">
            <text:p>0,2%</text:p>
          </table:table-cell>
          <table:table-cell office:value-type="float" office:value="435979" table:style-name="ce38">
            <text:p>435.979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4204428969895943" table:style-name="ce39">
            <text:p>44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864" table:style-name="ce38">
            <text:p>90.864</text:p>
          </table:table-cell>
          <table:table-cell office:value-type="percentage" office:value="1" table:style-name="ce39">
            <text:p>100,0%</text:p>
          </table:table-cell>
          <table:table-cell office:value-type="float" office:value="146083" table:style-name="ce38">
            <text:p>146.083</text:p>
          </table:table-cell>
          <table:table-cell office:value-type="percentage" office:value="0.94533135746225672" table:style-name="ce39">
            <text:p>94,5%</text:p>
          </table:table-cell>
          <table:table-cell office:value-type="float" office:value="204100" table:style-name="ce38">
            <text:p>204.100</text:p>
          </table:table-cell>
          <table:table-cell office:value-type="percentage" office:value="0.86817075868170757" table:style-name="ce39">
            <text:p>86,8%</text:p>
          </table:table-cell>
          <table:table-cell office:value-type="float" office:value="243076" table:style-name="ce38">
            <text:p>243.076</text:p>
          </table:table-cell>
          <table:table-cell office:value-type="percentage" office:value="0.69348838270872326" table:style-name="ce39">
            <text:p>69,3%</text:p>
          </table:table-cell>
          <table:table-cell office:value-type="float" office:value="103671" table:style-name="ce38">
            <text:p>103.671</text:p>
          </table:table-cell>
          <table:table-cell office:value-type="percentage" office:value="0.26724564605438178" table:style-name="ce39">
            <text:p>26,7%</text:p>
          </table:table-cell>
          <table:table-cell office:value-type="float" office:value="49521" table:style-name="ce38">
            <text:p>49.521</text:p>
          </table:table-cell>
          <table:table-cell office:value-type="percentage" office:value="0.11141158234099086" table:style-name="ce39">
            <text:p>11,1%</text:p>
          </table:table-cell>
          <table:table-cell office:value-type="float" office:value="8433" table:style-name="ce38">
            <text:p>8.433</text:p>
          </table:table-cell>
          <table:table-cell office:value-type="percentage" office:value="5.1452418867717314E-2" table:style-name="ce39">
            <text:p>5,1%</text:p>
          </table:table-cell>
          <table:table-cell office:value-type="float" office:value="97" table:style-name="ce38">
            <text:p>97</text:p>
          </table:table-cell>
          <table:table-cell office:value-type="percentage" office:value="2.187049062049062E-3" table:style-name="ce39">
            <text:p>0,2%</text:p>
          </table:table-cell>
          <table:table-cell office:value-type="float" office:value="845845" table:style-name="ce38">
            <text:p>845.845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5207380094311539" table:style-name="ce39">
            <text:p>4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53" table:style-name="ce38">
            <text:p>42.053</text:p>
          </table:table-cell>
          <table:table-cell office:value-type="percentage" office:value="1" table:style-name="ce39">
            <text:p>100,0%</text:p>
          </table:table-cell>
          <table:table-cell office:value-type="float" office:value="55383" table:style-name="ce38">
            <text:p>55.383</text:p>
          </table:table-cell>
          <table:table-cell office:value-type="percentage" office:value="1" table:style-name="ce39">
            <text:p>100,0%</text:p>
          </table:table-cell>
          <table:table-cell office:value-type="float" office:value="71988" table:style-name="ce38">
            <text:p>71.988</text:p>
          </table:table-cell>
          <table:table-cell office:value-type="percentage" office:value="0.93073889714913693" table:style-name="ce39">
            <text:p>93,1%</text:p>
          </table:table-cell>
          <table:table-cell office:value-type="float" office:value="62321" table:style-name="ce38">
            <text:p>62.321</text:p>
          </table:table-cell>
          <table:table-cell office:value-type="percentage" office:value="0.69273264861500161" table:style-name="ce39">
            <text:p>69,3%</text:p>
          </table:table-cell>
          <table:table-cell office:value-type="float" office:value="17885" table:style-name="ce38">
            <text:p>17.885</text:p>
          </table:table-cell>
          <table:table-cell office:value-type="percentage" office:value="0.18293119495954752" table:style-name="ce39">
            <text:p>18,3%</text:p>
          </table:table-cell>
          <table:table-cell office:value-type="float" office:value="12671" table:style-name="ce38">
            <text:p>12.671</text:p>
          </table:table-cell>
          <table:table-cell office:value-type="percentage" office:value="0.1313438096027863" table:style-name="ce39">
            <text:p>13,1%</text:p>
          </table:table-cell>
          <table:table-cell office:value-type="float" office:value="1857" table:style-name="ce38">
            <text:p>1.857</text:p>
          </table:table-cell>
          <table:table-cell office:value-type="percentage" office:value="5.3155860884499785E-2" table:style-name="ce39">
            <text:p>5,3%</text:p>
          </table:table-cell>
          <table:table-cell office:value-type="float" office:value="13" table:style-name="ce38">
            <text:p>13</text:p>
          </table:table-cell>
          <table:table-cell office:value-type="percentage" office:value="1.2047076267259753E-3" table:style-name="ce39">
            <text:p>0,1%</text:p>
          </table:table-cell>
          <table:table-cell office:value-type="float" office:value="264171" table:style-name="ce38">
            <text:p>264.171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2688358623330622" table:style-name="ce39">
            <text:p>52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102" table:style-name="ce38">
            <text:p>228.102</text:p>
          </table:table-cell>
          <table:table-cell office:value-type="percentage" office:value="1" table:style-name="ce39">
            <text:p>100,0%</text:p>
          </table:table-cell>
          <table:table-cell office:value-type="float" office:value="247749" table:style-name="ce38">
            <text:p>247.749</text:p>
          </table:table-cell>
          <table:table-cell office:value-type="percentage" office:value="1" table:style-name="ce39">
            <text:p>100,0%</text:p>
          </table:table-cell>
          <table:table-cell office:value-type="float" office:value="304285" table:style-name="ce38">
            <text:p>304.285</text:p>
          </table:table-cell>
          <table:table-cell office:value-type="percentage" office:value="0.9551440006277957" table:style-name="ce39">
            <text:p>95,5%</text:p>
          </table:table-cell>
          <table:table-cell office:value-type="float" office:value="233302" table:style-name="ce38">
            <text:p>233.302</text:p>
          </table:table-cell>
          <table:table-cell office:value-type="percentage" office:value="0.61206007739227386" table:style-name="ce39">
            <text:p>61,2%</text:p>
          </table:table-cell>
          <table:table-cell office:value-type="float" office:value="54514" table:style-name="ce38">
            <text:p>54.514</text:p>
          </table:table-cell>
          <table:table-cell office:value-type="percentage" office:value="0.15005023327507191" table:style-name="ce39">
            <text:p>15,0%</text:p>
          </table:table-cell>
          <table:table-cell office:value-type="float" office:value="48439" table:style-name="ce38">
            <text:p>48.439</text:p>
          </table:table-cell>
          <table:table-cell office:value-type="percentage" office:value="0.12894887460235063" table:style-name="ce39">
            <text:p>12,9%</text:p>
          </table:table-cell>
          <table:table-cell office:value-type="float" office:value="9500" table:style-name="ce38">
            <text:p>9.500</text:p>
          </table:table-cell>
          <table:table-cell office:value-type="percentage" office:value="6.5779451884061979E-2" table:style-name="ce39">
            <text:p>6,6%</text:p>
          </table:table-cell>
          <table:table-cell office:value-type="float" office:value="122" table:style-name="ce38">
            <text:p>122</text:p>
          </table:table-cell>
          <table:table-cell office:value-type="percentage" office:value="2.9987218562579883E-3" table:style-name="ce39">
            <text:p>0,3%</text:p>
          </table:table-cell>
          <table:table-cell office:value-type="float" office:value="1126013" table:style-name="ce38">
            <text:p>1.126.013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3802261293446851" table:style-name="ce39">
            <text:p>53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6987" table:style-name="ce38">
            <text:p>136.987</text:p>
          </table:table-cell>
          <table:table-cell office:value-type="percentage" office:value="1" table:style-name="ce39">
            <text:p>100,0%</text:p>
          </table:table-cell>
          <table:table-cell office:value-type="float" office:value="156482" table:style-name="ce38">
            <text:p>156.482</text:p>
          </table:table-cell>
          <table:table-cell office:value-type="percentage" office:value="0.98353875839875304" table:style-name="ce39">
            <text:p>98,4%</text:p>
          </table:table-cell>
          <table:table-cell office:value-type="float" office:value="205629" table:style-name="ce38">
            <text:p>205.629</text:p>
          </table:table-cell>
          <table:table-cell office:value-type="percentage" office:value="0.94133507901338553" table:style-name="ce39">
            <text:p>94,1%</text:p>
          </table:table-cell>
          <table:table-cell office:value-type="float" office:value="248462" table:style-name="ce38">
            <text:p>248.462</text:p>
          </table:table-cell>
          <table:table-cell office:value-type="percentage" office:value="0.80806431679664892" table:style-name="ce39">
            <text:p>80,8%</text:p>
          </table:table-cell>
          <table:table-cell office:value-type="float" office:value="78558" table:style-name="ce38">
            <text:p>78.558</text:p>
          </table:table-cell>
          <table:table-cell office:value-type="percentage" office:value="0.23761891078477337" table:style-name="ce39">
            <text:p>23,8%</text:p>
          </table:table-cell>
          <table:table-cell office:value-type="float" office:value="41135" table:style-name="ce38">
            <text:p>41.135</text:p>
          </table:table-cell>
          <table:table-cell office:value-type="percentage" office:value="0.10903620845040556" table:style-name="ce39">
            <text:p>10,9%</text:p>
          </table:table-cell>
          <table:table-cell office:value-type="float" office:value="8121" table:style-name="ce38">
            <text:p>8.121</text:p>
          </table:table-cell>
          <table:table-cell office:value-type="percentage" office:value="5.4314530691956818E-2" table:style-name="ce39">
            <text:p>5,4%</text:p>
          </table:table-cell>
          <table:table-cell office:value-type="float" office:value="114" table:style-name="ce38">
            <text:p>114</text:p>
          </table:table-cell>
          <table:table-cell office:value-type="percentage" office:value="2.6909640260598623E-3" table:style-name="ce39">
            <text:p>0,3%</text:p>
          </table:table-cell>
          <table:table-cell office:value-type="float" office:value="875488" table:style-name="ce38">
            <text:p>875.488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0901530497149938" table:style-name="ce39">
            <text:p>5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3803" table:style-name="ce38">
            <text:p>453.803</text:p>
          </table:table-cell>
          <table:table-cell office:value-type="percentage" office:value="1" table:style-name="ce39">
            <text:p>100,0%</text:p>
          </table:table-cell>
          <table:table-cell office:value-type="float" office:value="605662" table:style-name="ce38">
            <text:p>605.662</text:p>
          </table:table-cell>
          <table:table-cell office:value-type="percentage" office:value="0.95336002971861755" table:style-name="ce39">
            <text:p>95,3%</text:p>
          </table:table-cell>
          <table:table-cell office:value-type="float" office:value="711992" table:style-name="ce38">
            <text:p>711.992</text:p>
          </table:table-cell>
          <table:table-cell office:value-type="percentage" office:value="0.85005444230071248" table:style-name="ce39">
            <text:p>85,0%</text:p>
          </table:table-cell>
          <table:table-cell office:value-type="float" office:value="802233" table:style-name="ce38">
            <text:p>802.233</text:p>
          </table:table-cell>
          <table:table-cell office:value-type="percentage" office:value="0.73479363974427081" table:style-name="ce39">
            <text:p>73,5%</text:p>
          </table:table-cell>
          <table:table-cell office:value-type="float" office:value="214364" table:style-name="ce38">
            <text:p>214.364</text:p>
          </table:table-cell>
          <table:table-cell office:value-type="percentage" office:value="0.16279717942973446" table:style-name="ce39">
            <text:p>16,3%</text:p>
          </table:table-cell>
          <table:table-cell office:value-type="float" office:value="181425" table:style-name="ce38">
            <text:p>181.425</text:p>
          </table:table-cell>
          <table:table-cell office:value-type="percentage" office:value="0.12201798273017632" table:style-name="ce39">
            <text:p>12,2%</text:p>
          </table:table-cell>
          <table:table-cell office:value-type="float" office:value="50098" table:style-name="ce38">
            <text:p>50.098</text:p>
          </table:table-cell>
          <table:table-cell office:value-type="percentage" office:value="9.0053135268444551E-2" table:style-name="ce39">
            <text:p>9,0%</text:p>
          </table:table-cell>
          <table:table-cell office:value-type="float" office:value="947" table:style-name="ce38">
            <text:p>947</text:p>
          </table:table-cell>
          <table:table-cell office:value-type="percentage" office:value="5.9237852174348193E-3" table:style-name="ce39">
            <text:p>0,6%</text:p>
          </table:table-cell>
          <table:table-cell office:value-type="float" office:value="3020524" table:style-name="ce38">
            <text:p>3.020.524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6244368581453593" table:style-name="ce39">
            <text:p>4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883" table:style-name="ce38">
            <text:p>293.883</text:p>
          </table:table-cell>
          <table:table-cell office:value-type="percentage" office:value="1" table:style-name="ce39">
            <text:p>100,0%</text:p>
          </table:table-cell>
          <table:table-cell office:value-type="float" office:value="426490" table:style-name="ce38">
            <text:p>426.490</text:p>
          </table:table-cell>
          <table:table-cell office:value-type="percentage" office:value="0.97402834683073658" table:style-name="ce39">
            <text:p>97,4%</text:p>
          </table:table-cell>
          <table:table-cell office:value-type="float" office:value="523280" table:style-name="ce38">
            <text:p>523.280</text:p>
          </table:table-cell>
          <table:table-cell office:value-type="percentage" office:value="0.90107589095066887" table:style-name="ce39">
            <text:p>90,1%</text:p>
          </table:table-cell>
          <table:table-cell office:value-type="float" office:value="526498" table:style-name="ce38">
            <text:p>526.498</text:p>
          </table:table-cell>
          <table:table-cell office:value-type="percentage" office:value="0.69981949506469199" table:style-name="ce39">
            <text:p>70,0%</text:p>
          </table:table-cell>
          <table:table-cell office:value-type="float" office:value="111180" table:style-name="ce38">
            <text:p>111.180</text:p>
          </table:table-cell>
          <table:table-cell office:value-type="percentage" office:value="0.13055609050385866" table:style-name="ce39">
            <text:p>13,1%</text:p>
          </table:table-cell>
          <table:table-cell office:value-type="float" office:value="108622" table:style-name="ce38">
            <text:p>108.622</text:p>
          </table:table-cell>
          <table:table-cell office:value-type="percentage" office:value="0.11879319188214077" table:style-name="ce39">
            <text:p>11,9%</text:p>
          </table:table-cell>
          <table:table-cell office:value-type="float" office:value="21804" table:style-name="ce38">
            <text:p>21.804</text:p>
          </table:table-cell>
          <table:table-cell office:value-type="percentage" office:value="6.1796765617825947E-2" table:style-name="ce39">
            <text:p>6,2%</text:p>
          </table:table-cell>
          <table:table-cell office:value-type="float" office:value="199" table:style-name="ce38">
            <text:p>199</text:p>
          </table:table-cell>
          <table:table-cell office:value-type="percentage" office:value="1.9311201467263146E-3" table:style-name="ce39">
            <text:p>0,2%</text:p>
          </table:table-cell>
          <table:table-cell office:value-type="float" office:value="2011956" table:style-name="ce38">
            <text:p>2.011.956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712607789792484" table:style-name="ce39">
            <text:p>4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27" table:style-name="ce38">
            <text:p>77.927</text:p>
          </table:table-cell>
          <table:table-cell office:value-type="percentage" office:value="1" table:style-name="ce39">
            <text:p>100,0%</text:p>
          </table:table-cell>
          <table:table-cell office:value-type="float" office:value="95107" table:style-name="ce38">
            <text:p>95.107</text:p>
          </table:table-cell>
          <table:table-cell office:value-type="percentage" office:value="1" table:style-name="ce39">
            <text:p>100,0%</text:p>
          </table:table-cell>
          <table:table-cell office:value-type="float" office:value="127790" table:style-name="ce38">
            <text:p>127.790</text:p>
          </table:table-cell>
          <table:table-cell office:value-type="percentage" office:value="1" table:style-name="ce39">
            <text:p>100,0%</text:p>
          </table:table-cell>
          <table:table-cell office:value-type="float" office:value="135908" table:style-name="ce38">
            <text:p>135.908</text:p>
          </table:table-cell>
          <table:table-cell office:value-type="percentage" office:value="0.8031628214826021" table:style-name="ce39">
            <text:p>80,3%</text:p>
          </table:table-cell>
          <table:table-cell office:value-type="float" office:value="28931" table:style-name="ce38">
            <text:p>28.931</text:p>
          </table:table-cell>
          <table:table-cell office:value-type="percentage" office:value="0.18139240347599284" table:style-name="ce39">
            <text:p>18,1%</text:p>
          </table:table-cell>
          <table:table-cell office:value-type="float" office:value="23637" table:style-name="ce38">
            <text:p>23.637</text:p>
          </table:table-cell>
          <table:table-cell office:value-type="percentage" office:value="0.12292754467350378" table:style-name="ce39">
            <text:p>12,3%</text:p>
          </table:table-cell>
          <table:table-cell office:value-type="float" office:value="2966" table:style-name="ce38">
            <text:p>2.966</text:p>
          </table:table-cell>
          <table:table-cell office:value-type="percentage" office:value="3.898117968667858E-2" table:style-name="ce39">
            <text:p>3,9%</text:p>
          </table:table-cell>
          <table:table-cell office:value-type="float" office:value="76" table:style-name="ce38">
            <text:p>76</text:p>
          </table:table-cell>
          <table:table-cell office:value-type="percentage" office:value="3.6271655610175153E-3" table:style-name="ce39">
            <text:p>0,4%</text:p>
          </table:table-cell>
          <table:table-cell office:value-type="float" office:value="492342" table:style-name="ce38">
            <text:p>492.342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4031494282895443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9942" table:style-name="ce38">
            <text:p>239.942</text:p>
          </table:table-cell>
          <table:table-cell office:value-type="percentage" office:value="1" table:style-name="ce39">
            <text:p>100,0%</text:p>
          </table:table-cell>
          <table:table-cell office:value-type="float" office:value="286071" table:style-name="ce38">
            <text:p>286.071</text:p>
          </table:table-cell>
          <table:table-cell office:value-type="percentage" office:value="0.98726195981529674" table:style-name="ce39">
            <text:p>98,7%</text:p>
          </table:table-cell>
          <table:table-cell office:value-type="float" office:value="330196" table:style-name="ce38">
            <text:p>330.196</text:p>
          </table:table-cell>
          <table:table-cell office:value-type="percentage" office:value="0.95177371608436356" table:style-name="ce39">
            <text:p>95,2%</text:p>
          </table:table-cell>
          <table:table-cell office:value-type="float" office:value="351780" table:style-name="ce38">
            <text:p>351.780</text:p>
          </table:table-cell>
          <table:table-cell office:value-type="percentage" office:value="0.86669015420472095" table:style-name="ce39">
            <text:p>86,7%</text:p>
          </table:table-cell>
          <table:table-cell office:value-type="float" office:value="61501" table:style-name="ce38">
            <text:p>61.501</text:p>
          </table:table-cell>
          <table:table-cell office:value-type="percentage" office:value="0.13875921944131708" table:style-name="ce39">
            <text:p>13,9%</text:p>
          </table:table-cell>
          <table:table-cell office:value-type="float" office:value="49454" table:style-name="ce38">
            <text:p>49.454</text:p>
          </table:table-cell>
          <table:table-cell office:value-type="percentage" office:value="0.11093738433273588" table:style-name="ce39">
            <text:p>11,1%</text:p>
          </table:table-cell>
          <table:table-cell office:value-type="float" office:value="6828" table:style-name="ce38">
            <text:p>6.828</text:p>
          </table:table-cell>
          <table:table-cell office:value-type="percentage" office:value="4.4701954237454579E-2" table:style-name="ce39">
            <text:p>4,5%</text:p>
          </table:table-cell>
          <table:table-cell office:value-type="float" office:value="45" table:style-name="ce38">
            <text:p>45</text:p>
          </table:table-cell>
          <table:table-cell office:value-type="percentage" office:value="1.0224019630117689E-3" table:style-name="ce39">
            <text:p>0,1%</text:p>
          </table:table-cell>
          <table:table-cell office:value-type="float" office:value="1325817" table:style-name="ce38">
            <text:p>1.325.817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6115841453829463" table:style-name="ce39">
            <text:p>5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77" table:style-name="ce38">
            <text:p>23.277</text:p>
          </table:table-cell>
          <table:table-cell office:value-type="percentage" office:value="1" table:style-name="ce39">
            <text:p>100,0%</text:p>
          </table:table-cell>
          <table:table-cell office:value-type="float" office:value="28405" table:style-name="ce38">
            <text:p>28.405</text:p>
          </table:table-cell>
          <table:table-cell office:value-type="percentage" office:value="1" table:style-name="ce39">
            <text:p>100,0%</text:p>
          </table:table-cell>
          <table:table-cell office:value-type="float" office:value="36578" table:style-name="ce38">
            <text:p>36.578</text:p>
          </table:table-cell>
          <table:table-cell office:value-type="percentage" office:value="0.96977570390794843" table:style-name="ce39">
            <text:p>97,0%</text:p>
          </table:table-cell>
          <table:table-cell office:value-type="float" office:value="36043" table:style-name="ce38">
            <text:p>36.043</text:p>
          </table:table-cell>
          <table:table-cell office:value-type="percentage" office:value="0.75618915743538095" table:style-name="ce39">
            <text:p>75,6%</text:p>
          </table:table-cell>
          <table:table-cell office:value-type="float" office:value="7805" table:style-name="ce38">
            <text:p>7.805</text:p>
          </table:table-cell>
          <table:table-cell office:value-type="percentage" office:value="0.14741156250590212" table:style-name="ce39">
            <text:p>14,7%</text:p>
          </table:table-cell>
          <table:table-cell office:value-type="float" office:value="7616" table:style-name="ce38">
            <text:p>7.616</text:p>
          </table:table-cell>
          <table:table-cell office:value-type="percentage" office:value="0.13930603061952407" table:style-name="ce39">
            <text:p>13,9%</text:p>
          </table:table-cell>
          <table:table-cell office:value-type="float" office:value="1582" table:style-name="ce38">
            <text:p>1.582</text:p>
          </table:table-cell>
          <table:table-cell office:value-type="percentage" office:value="7.4728389230042519E-2" table:style-name="ce39">
            <text:p>7,5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41316" table:style-name="ce38">
            <text:p>141.316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2186950677282595" table:style-name="ce39">
            <text:p>52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9771" table:style-name="ce38">
            <text:p>369.771</text:p>
          </table:table-cell>
          <table:table-cell office:value-type="percentage" office:value="1" table:style-name="ce39">
            <text:p>100,0%</text:p>
          </table:table-cell>
          <table:table-cell office:value-type="float" office:value="502070" table:style-name="ce38">
            <text:p>502.070</text:p>
          </table:table-cell>
          <table:table-cell office:value-type="percentage" office:value="0.95435873943366134" table:style-name="ce39">
            <text:p>95,4%</text:p>
          </table:table-cell>
          <table:table-cell office:value-type="float" office:value="671224" table:style-name="ce38">
            <text:p>671.224</text:p>
          </table:table-cell>
          <table:table-cell office:value-type="percentage" office:value="0.95436094084794609" table:style-name="ce39">
            <text:p>95,4%</text:p>
          </table:table-cell>
          <table:table-cell office:value-type="float" office:value="752899" table:style-name="ce38">
            <text:p>752.899</text:p>
          </table:table-cell>
          <table:table-cell office:value-type="percentage" office:value="0.77396397757773316" table:style-name="ce39">
            <text:p>77,4%</text:p>
          </table:table-cell>
          <table:table-cell office:value-type="float" office:value="164272" table:style-name="ce38">
            <text:p>164.272</text:p>
          </table:table-cell>
          <table:table-cell office:value-type="percentage" office:value="0.14088858127689283" table:style-name="ce39">
            <text:p>14,1%</text:p>
          </table:table-cell>
          <table:table-cell office:value-type="float" office:value="181823" table:style-name="ce38">
            <text:p>181.823</text:p>
          </table:table-cell>
          <table:table-cell office:value-type="percentage" office:value="0.13490694972272635" table:style-name="ce39">
            <text:p>13,5%</text:p>
          </table:table-cell>
          <table:table-cell office:value-type="float" office:value="35503" table:style-name="ce38">
            <text:p>35.503</text:p>
          </table:table-cell>
          <table:table-cell office:value-type="percentage" office:value="7.4008371619875099E-2" table:style-name="ce39">
            <text:p>7,4%</text:p>
          </table:table-cell>
          <table:table-cell office:value-type="float" office:value="474" table:style-name="ce38">
            <text:p>474</text:p>
          </table:table-cell>
          <table:table-cell office:value-type="percentage" office:value="3.4888599377304744E-3" table:style-name="ce39">
            <text:p>0,3%</text:p>
          </table:table-cell>
          <table:table-cell office:value-type="float" office:value="2678036" table:style-name="ce38">
            <text:p>2.678.036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7019193510525537" table:style-name="ce39">
            <text:p>4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016" table:style-name="ce38">
            <text:p>73.016</text:p>
          </table:table-cell>
          <table:table-cell office:value-type="percentage" office:value="1" table:style-name="ce39">
            <text:p>100,0%</text:p>
          </table:table-cell>
          <table:table-cell office:value-type="float" office:value="99763" table:style-name="ce38">
            <text:p>99.763</text:p>
          </table:table-cell>
          <table:table-cell office:value-type="percentage" office:value="0.96952351334804032" table:style-name="ce39">
            <text:p>97,0%</text:p>
          </table:table-cell>
          <table:table-cell office:value-type="float" office:value="129392" table:style-name="ce38">
            <text:p>129.392</text:p>
          </table:table-cell>
          <table:table-cell office:value-type="percentage" office:value="0.88076292126418398" table:style-name="ce39">
            <text:p>88,1%</text:p>
          </table:table-cell>
          <table:table-cell office:value-type="float" office:value="168017" table:style-name="ce38">
            <text:p>168.017</text:p>
          </table:table-cell>
          <table:table-cell office:value-type="percentage" office:value="0.78786528866714189" table:style-name="ce39">
            <text:p>78,8%</text:p>
          </table:table-cell>
          <table:table-cell office:value-type="float" office:value="49174" table:style-name="ce38">
            <text:p>49.174</text:p>
          </table:table-cell>
          <table:table-cell office:value-type="percentage" office:value="0.19347883394909446" table:style-name="ce39">
            <text:p>19,3%</text:p>
          </table:table-cell>
          <table:table-cell office:value-type="float" office:value="32213" table:style-name="ce38">
            <text:p>32.213</text:p>
          </table:table-cell>
          <table:table-cell office:value-type="percentage" office:value="0.1084218533327948" table:style-name="ce39">
            <text:p>10,8%</text:p>
          </table:table-cell>
          <table:table-cell office:value-type="float" office:value="7770" table:style-name="ce38">
            <text:p>7.770</text:p>
          </table:table-cell>
          <table:table-cell office:value-type="percentage" office:value="6.5477344164763585E-2" table:style-name="ce39">
            <text:p>6,5%</text:p>
          </table:table-cell>
          <table:table-cell office:value-type="float" office:value="154" table:style-name="ce38">
            <text:p>154</text:p>
          </table:table-cell>
          <table:table-cell office:value-type="percentage" office:value="4.4365061073980182E-3" table:style-name="ce39">
            <text:p>0,4%</text:p>
          </table:table-cell>
          <table:table-cell office:value-type="float" office:value="559499" table:style-name="ce38">
            <text:p>559.499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5212807651685405" table:style-name="ce39">
            <text:p>4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34" table:style-name="ce38">
            <text:p>42.334</text:p>
          </table:table-cell>
          <table:table-cell office:value-type="percentage" office:value="1" table:style-name="ce39">
            <text:p>100,0%</text:p>
          </table:table-cell>
          <table:table-cell office:value-type="float" office:value="55477" table:style-name="ce38">
            <text:p>55.477</text:p>
          </table:table-cell>
          <table:table-cell office:value-type="percentage" office:value="0.99435402925150562" table:style-name="ce39">
            <text:p>99,4%</text:p>
          </table:table-cell>
          <table:table-cell office:value-type="float" office:value="70194" table:style-name="ce38">
            <text:p>70.194</text:p>
          </table:table-cell>
          <table:table-cell office:value-type="percentage" office:value="0.95057147500135419" table:style-name="ce39">
            <text:p>95,1%</text:p>
          </table:table-cell>
          <table:table-cell office:value-type="float" office:value="87127" table:style-name="ce38">
            <text:p>87.127</text:p>
          </table:table-cell>
          <table:table-cell office:value-type="percentage" office:value="0.90105901090036611" table:style-name="ce39">
            <text:p>90,1%</text:p>
          </table:table-cell>
          <table:table-cell office:value-type="float" office:value="23484" table:style-name="ce38">
            <text:p>23.484</text:p>
          </table:table-cell>
          <table:table-cell office:value-type="percentage" office:value="0.21744041777004131" table:style-name="ce39">
            <text:p>21,7%</text:p>
          </table:table-cell>
          <table:table-cell office:value-type="float" office:value="16058" table:style-name="ce38">
            <text:p>16.058</text:p>
          </table:table-cell>
          <table:table-cell office:value-type="percentage" office:value="0.13960322014153323" table:style-name="ce39">
            <text:p>14,0%</text:p>
          </table:table-cell>
          <table:table-cell office:value-type="float" office:value="3991" table:style-name="ce38">
            <text:p>3.991</text:p>
          </table:table-cell>
          <table:table-cell office:value-type="percentage" office:value="8.228017730130914E-2" table:style-name="ce39">
            <text:p>8,2%</text:p>
          </table:table-cell>
          <table:table-cell office:value-type="float" office:value="11" table:style-name="ce38">
            <text:p>11</text:p>
          </table:table-cell>
          <table:table-cell office:value-type="percentage" office:value="7.9102545663742275E-4" table:style-name="ce39">
            <text:p>0,1%</text:p>
          </table:table-cell>
          <table:table-cell office:value-type="float" office:value="298676" table:style-name="ce38">
            <text:p>298.676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401647571595215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752" table:style-name="ce38">
            <text:p>161.752</text:p>
          </table:table-cell>
          <table:table-cell office:value-type="percentage" office:value="1" table:style-name="ce39">
            <text:p>100,0%</text:p>
          </table:table-cell>
          <table:table-cell office:value-type="float" office:value="209590" table:style-name="ce38">
            <text:p>209.590</text:p>
          </table:table-cell>
          <table:table-cell office:value-type="percentage" office:value="0.98361655896114619" table:style-name="ce39">
            <text:p>98,4%</text:p>
          </table:table-cell>
          <table:table-cell office:value-type="float" office:value="271151" table:style-name="ce38">
            <text:p>271.151</text:p>
          </table:table-cell>
          <table:table-cell office:value-type="percentage" office:value="0.96798503493158261" table:style-name="ce39">
            <text:p>96,8%</text:p>
          </table:table-cell>
          <table:table-cell office:value-type="float" office:value="256800" table:style-name="ce38">
            <text:p>256.800</text:p>
          </table:table-cell>
          <table:table-cell office:value-type="percentage" office:value="0.7553452145292181" table:style-name="ce39">
            <text:p>75,5%</text:p>
          </table:table-cell>
          <table:table-cell office:value-type="float" office:value="51241" table:style-name="ce38">
            <text:p>51.241</text:p>
          </table:table-cell>
          <table:table-cell office:value-type="percentage" office:value="0.14149773701927193" table:style-name="ce39">
            <text:p>14,1%</text:p>
          </table:table-cell>
          <table:table-cell office:value-type="float" office:value="52549" table:style-name="ce38">
            <text:p>52.549</text:p>
          </table:table-cell>
          <table:table-cell office:value-type="percentage" office:value="0.14487643225002481" table:style-name="ce39">
            <text:p>14,5%</text:p>
          </table:table-cell>
          <table:table-cell office:value-type="float" office:value="13287" table:style-name="ce38">
            <text:p>13.287</text:p>
          </table:table-cell>
          <table:table-cell office:value-type="percentage" office:value="9.4688682539569427E-2" table:style-name="ce39">
            <text:p>9,5%</text:p>
          </table:table-cell>
          <table:table-cell office:value-type="float" office:value="50" table:style-name="ce38">
            <text:p>50</text:p>
          </table:table-cell>
          <table:table-cell office:value-type="percentage" office:value="1.1954858454475898E-3" table:style-name="ce39">
            <text:p>0,1%</text:p>
          </table:table-cell>
          <table:table-cell office:value-type="float" office:value="1016420" table:style-name="ce38">
            <text:p>1.016.420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3548689942643335" table:style-name="ce39">
            <text:p>53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5" table:style-name="ce38">
            <text:p>2.355</text:p>
          </table:table-cell>
          <table:table-cell office:value-type="percentage" office:value="0.90403071017274472" table:style-name="ce39">
            <text:p>90,4%</text:p>
          </table:table-cell>
          <table:table-cell office:value-type="float" office:value="3747" table:style-name="ce38">
            <text:p>3.747</text:p>
          </table:table-cell>
          <table:table-cell office:value-type="percentage" office:value="0.86776285317276514" table:style-name="ce39">
            <text:p>86,8%</text:p>
          </table:table-cell>
          <table:table-cell office:value-type="float" office:value="6873" table:style-name="ce38">
            <text:p>6.873</text:p>
          </table:table-cell>
          <table:table-cell office:value-type="percentage" office:value="0.87476135929744181" table:style-name="ce39">
            <text:p>87,5%</text:p>
          </table:table-cell>
          <table:table-cell office:value-type="float" office:value="9574" table:style-name="ce38">
            <text:p>9.574</text:p>
          </table:table-cell>
          <table:table-cell office:value-type="percentage" office:value="0.82848736587054339" table:style-name="ce39">
            <text:p>82,8%</text:p>
          </table:table-cell>
          <table:table-cell office:value-type="float" office:value="8215" table:style-name="ce38">
            <text:p>8.215</text:p>
          </table:table-cell>
          <table:table-cell office:value-type="percentage" office:value="0.64981806676158838" table:style-name="ce39">
            <text:p>65,0%</text:p>
          </table:table-cell>
          <table:table-cell office:value-type="float" office:value="2173" table:style-name="ce38">
            <text:p>2.173</text:p>
          </table:table-cell>
          <table:table-cell office:value-type="percentage" office:value="0.12471303948576676" table:style-name="ce39">
            <text:p>12,5%</text:p>
          </table:table-cell>
          <table:table-cell office:value-type="float" office:value="585" table:style-name="ce38">
            <text:p>585</text:p>
          </table:table-cell>
          <table:table-cell office:value-type="percentage" office:value="7.716660071230709E-2" table:style-name="ce39">
            <text:p>7,7%</text:p>
          </table:table-cell>
          <table:table-cell office:value-type="float" office:value="10" table:style-name="ce38">
            <text:p>10</text:p>
          </table:table-cell>
          <table:table-cell office:value-type="percentage" office:value="4.5977011494252873E-3" table:style-name="ce39">
            <text:p>0,5%</text:p>
          </table:table-cell>
          <table:table-cell office:value-type="float" office:value="33532" table:style-name="ce38">
            <text:p>33.532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068472444753469" table:style-name="ce39">
            <text:p>50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0" table:style-name="ce38">
            <text:p>1.930</text:p>
          </table:table-cell>
          <table:table-cell office:value-type="percentage" office:value="0.82162622392507445" table:style-name="ce39">
            <text:p>82,2%</text:p>
          </table:table-cell>
          <table:table-cell office:value-type="float" office:value="3130" table:style-name="ce38">
            <text:p>3.130</text:p>
          </table:table-cell>
          <table:table-cell office:value-type="percentage" office:value="0.83511205976520808" table:style-name="ce39">
            <text:p>83,5%</text:p>
          </table:table-cell>
          <table:table-cell office:value-type="float" office:value="6387" table:style-name="ce38">
            <text:p>6.387</text:p>
          </table:table-cell>
          <table:table-cell office:value-type="percentage" office:value="0.81602146416251442" table:style-name="ce39">
            <text:p>81,6%</text:p>
          </table:table-cell>
          <table:table-cell office:value-type="float" office:value="8170" table:style-name="ce38">
            <text:p>8.170</text:p>
          </table:table-cell>
          <table:table-cell office:value-type="percentage" office:value="0.72307283830427471" table:style-name="ce39">
            <text:p>72,3%</text:p>
          </table:table-cell>
          <table:table-cell office:value-type="float" office:value="7611" table:style-name="ce38">
            <text:p>7.611</text:p>
          </table:table-cell>
          <table:table-cell office:value-type="percentage" office:value="0.63414430928178633" table:style-name="ce39">
            <text:p>63,4%</text:p>
          </table:table-cell>
          <table:table-cell office:value-type="float" office:value="2058" table:style-name="ce38">
            <text:p>2.058</text:p>
          </table:table-cell>
          <table:table-cell office:value-type="percentage" office:value="0.11374564748797877" table:style-name="ce39">
            <text:p>11,4%</text:p>
          </table:table-cell>
          <table:table-cell office:value-type="float" office:value="327" table:style-name="ce38">
            <text:p>327</text:p>
          </table:table-cell>
          <table:table-cell office:value-type="percentage" office:value="3.8308341143392689E-2" table:style-name="ce39">
            <text:p>3,8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9620" table:style-name="ce38">
            <text:p>29.62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4758076702227328" table:style-name="ce39">
            <text:p>44,8%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30" table:style-name="ce41">
            <text:p>30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3287" table:style-name="ce41">
            <text:p>3.287</text:p>
          </table:table-cell>
          <table:table-cell office:value-type="string" table:style-name="ce42">
            <text:p>-</text:p>
          </table:table-cell>
          <table:table-cell office:value-type="float" office:value="8433" table:style-name="ce41">
            <text:p>8.433</text:p>
          </table:table-cell>
          <table:table-cell office:value-type="string" table:style-name="ce42">
            <text:p>-</text:p>
          </table:table-cell>
          <table:table-cell office:value-type="float" office:value="17933" table:style-name="ce41">
            <text:p>17.933</text:p>
          </table:table-cell>
          <table:table-cell office:value-type="string" table:style-name="ce42">
            <text:p>-</text:p>
          </table:table-cell>
          <table:table-cell office:value-type="float" office:value="34281" table:style-name="ce41">
            <text:p>34.281</text:p>
          </table:table-cell>
          <table:table-cell office:value-type="string" table:style-name="ce42">
            <text:p>-</text:p>
          </table:table-cell>
          <table:table-cell office:value-type="float" office:value="8195" table:style-name="ce41">
            <text:p>8.195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72185" table:style-name="ce41">
            <text:p>72.18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64" table:style-name="ce43"/>
        </table:table-row>
        <table:table-row table:style-name="ro7">
          <table:table-cell office:value-type="string" table:style-name="ce44">
            <text:p>Total España</text:p>
          </table:table-cell>
          <table:table-cell office:value-type="float" office:value="2907440" table:style-name="ce45">
            <text:p>2.907.440</text:p>
          </table:table-cell>
          <table:table-cell office:value-type="percentage" office:value="1" table:style-name="ce46">
            <text:p>100,0%</text:p>
          </table:table-cell>
          <table:table-cell office:value-type="float" office:value="3868877" table:style-name="ce45">
            <text:p>3.868.877</text:p>
          </table:table-cell>
          <table:table-cell office:value-type="percentage" office:value="0.9769780393909665" table:style-name="ce46">
            <text:p>97,7%</text:p>
          </table:table-cell>
          <table:table-cell office:value-type="float" office:value="4894122" table:style-name="ce45">
            <text:p>4.894.122</text:p>
          </table:table-cell>
          <table:table-cell office:value-type="percentage" office:value="0.91701983104321427" table:style-name="ce46">
            <text:p>91,7%</text:p>
          </table:table-cell>
          <table:table-cell office:value-type="float" office:value="5346949" table:style-name="ce45">
            <text:p>5.346.949</text:p>
          </table:table-cell>
          <table:table-cell office:value-type="percentage" office:value="0.76023267009852835" table:style-name="ce46">
            <text:p>76,0%</text:p>
          </table:table-cell>
          <table:table-cell office:value-type="float" office:value="1407095" table:style-name="ce45">
            <text:p>1.407.095</text:p>
          </table:table-cell>
          <table:table-cell office:value-type="percentage" office:value="0.17829978368513802" table:style-name="ce46">
            <text:p>17,8%</text:p>
          </table:table-cell>
          <table:table-cell office:value-type="float" office:value="1120425" table:style-name="ce45">
            <text:p>1.120.425</text:p>
          </table:table-cell>
          <table:table-cell office:value-type="percentage" office:value="0.12711336571074344" table:style-name="ce46">
            <text:p>12,7%</text:p>
          </table:table-cell>
          <table:table-cell office:value-type="float" office:value="238578" table:style-name="ce45">
            <text:p>238.578</text:p>
          </table:table-cell>
          <table:table-cell office:value-type="percentage" office:value="7.2071435238931586E-2" table:style-name="ce46">
            <text:p>7,2%</text:p>
          </table:table-cell>
          <table:table-cell office:value-type="float" office:value="3088" table:style-name="ce45">
            <text:p>3.088</text:p>
          </table:table-cell>
          <table:table-cell office:value-type="percentage" office:value="3.2537835243491115E-3" table:style-name="ce46">
            <text:p>0,3%</text:p>
          </table:table-cell>
          <table:table-cell office:value-type="float" office:value="19786574" table:style-name="ce45">
            <text:p>19.786.574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49306408585614958" table:style-name="ce46">
            <text:p>49,3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1013" table:style-name="ce35">
            <text:p>421.013</text:p>
          </table:table-cell>
          <table:table-cell office:value-type="percentage" office:value="1" table:style-name="ce36">
            <text:p>100,0%</text:p>
          </table:table-cell>
          <table:table-cell office:value-type="float" office:value="620292" table:style-name="ce35">
            <text:p>620.292</text:p>
          </table:table-cell>
          <table:table-cell office:value-type="percentage" office:value="0.95373634838656107" table:style-name="ce36">
            <text:p>95,4%</text:p>
          </table:table-cell>
          <table:table-cell office:value-type="float" office:value="198271" table:style-name="ce35">
            <text:p>198.271</text:p>
          </table:table-cell>
          <table:table-cell office:value-type="percentage" office:value="0.21641832588001708" table:style-name="ce36">
            <text:p>21,6%</text:p>
          </table:table-cell>
          <table:table-cell office:value-type="float" office:value="305429" table:style-name="ce35">
            <text:p>305.429</text:p>
          </table:table-cell>
          <table:table-cell office:value-type="percentage" office:value="0.24144184167693658" table:style-name="ce36">
            <text:p>24,1%</text:p>
          </table:table-cell>
          <table:table-cell office:value-type="float" office:value="145553" table:style-name="ce35">
            <text:p>145.553</text:p>
          </table:table-cell>
          <table:table-cell office:value-type="percentage" office:value="0.1050837692781966" table:style-name="ce36">
            <text:p>10,5%</text:p>
          </table:table-cell>
          <table:table-cell office:value-type="float" office:value="139026" table:style-name="ce35">
            <text:p>139.026</text:p>
          </table:table-cell>
          <table:table-cell office:value-type="percentage" office:value="8.5593070597383317E-2" table:style-name="ce36">
            <text:p>8,6%</text:p>
          </table:table-cell>
          <table:table-cell office:value-type="float" office:value="21874" table:style-name="ce35">
            <text:p>21.874</text:p>
          </table:table-cell>
          <table:table-cell office:value-type="percentage" office:value="3.4951090204299463E-2" table:style-name="ce36">
            <text:p>3,5%</text:p>
          </table:table-cell>
          <table:table-cell office:value-type="float" office:value="425" table:style-name="ce35">
            <text:p>425</text:p>
          </table:table-cell>
          <table:table-cell office:value-type="percentage" office:value="2.3361788908372316E-3" table:style-name="ce36">
            <text:p>0,2%</text:p>
          </table:table-cell>
          <table:table-cell office:value-type="float" office:value="1851883" table:style-name="ce35">
            <text:p>1.851.883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26222417817191296" table:style-name="ce36">
            <text:p>2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372" table:style-name="ce38">
            <text:p>98.372</text:p>
          </table:table-cell>
          <table:table-cell office:value-type="percentage" office:value="0.99559747791148401" table:style-name="ce39">
            <text:p>99,6%</text:p>
          </table:table-cell>
          <table:table-cell office:value-type="float" office:value="113667" table:style-name="ce38">
            <text:p>113.667</text:p>
          </table:table-cell>
          <table:table-cell office:value-type="percentage" office:value="0.95554621495523517" table:style-name="ce39">
            <text:p>95,6%</text:p>
          </table:table-cell>
          <table:table-cell office:value-type="float" office:value="45360" table:style-name="ce38">
            <text:p>45.360</text:p>
          </table:table-cell>
          <table:table-cell office:value-type="percentage" office:value="0.29008678301687696" table:style-name="ce39">
            <text:p>29,0%</text:p>
          </table:table-cell>
          <table:table-cell office:value-type="float" office:value="40662" table:style-name="ce38">
            <text:p>40.662</text:p>
          </table:table-cell>
          <table:table-cell office:value-type="percentage" office:value="0.20508811394792853" table:style-name="ce39">
            <text:p>20,5%</text:p>
          </table:table-cell>
          <table:table-cell office:value-type="float" office:value="22149" table:style-name="ce38">
            <text:p>22.149</text:p>
          </table:table-cell>
          <table:table-cell office:value-type="percentage" office:value="0.10304592380305476" table:style-name="ce39">
            <text:p>10,3%</text:p>
          </table:table-cell>
          <table:table-cell office:value-type="float" office:value="17628" table:style-name="ce38">
            <text:p>17.628</text:p>
          </table:table-cell>
          <table:table-cell office:value-type="percentage" office:value="7.626546681664792E-2" table:style-name="ce39">
            <text:p>7,6%</text:p>
          </table:table-cell>
          <table:table-cell office:value-type="float" office:value="5092" table:style-name="ce38">
            <text:p>5.092</text:p>
          </table:table-cell>
          <table:table-cell office:value-type="percentage" office:value="5.7098004036779546E-2" table:style-name="ce39">
            <text:p>5,7%</text:p>
          </table:table-cell>
          <table:table-cell office:value-type="float" office:value="49" table:style-name="ce38">
            <text:p>49</text:p>
          </table:table-cell>
          <table:table-cell office:value-type="percentage" office:value="1.9517246873257388E-3" table:style-name="ce39">
            <text:p>0,2%</text:p>
          </table:table-cell>
          <table:table-cell office:value-type="float" office:value="342979" table:style-name="ce38">
            <text:p>342.979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0278063215285794" table:style-name="ce39">
            <text:p>30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673" table:style-name="ce38">
            <text:p>86.673</text:p>
          </table:table-cell>
          <table:table-cell office:value-type="percentage" office:value="0.98687176917996944" table:style-name="ce39">
            <text:p>98,7%</text:p>
          </table:table-cell>
          <table:table-cell office:value-type="float" office:value="109194" table:style-name="ce38">
            <text:p>109.194</text:p>
          </table:table-cell>
          <table:table-cell office:value-type="percentage" office:value="0.99949656289760092" table:style-name="ce39">
            <text:p>99,9%</text:p>
          </table:table-cell>
          <table:table-cell office:value-type="float" office:value="31964" table:style-name="ce38">
            <text:p>31.964</text:p>
          </table:table-cell>
          <table:table-cell office:value-type="percentage" office:value="0.21358885948734396" table:style-name="ce39">
            <text:p>21,4%</text:p>
          </table:table-cell>
          <table:table-cell office:value-type="float" office:value="51650" table:style-name="ce38">
            <text:p>51.650</text:p>
          </table:table-cell>
          <table:table-cell office:value-type="percentage" office:value="0.31756279012573396" table:style-name="ce39">
            <text:p>31,8%</text:p>
          </table:table-cell>
          <table:table-cell office:value-type="float" office:value="23127" table:style-name="ce38">
            <text:p>23.127</text:p>
          </table:table-cell>
          <table:table-cell office:value-type="percentage" office:value="0.13849083494517733" table:style-name="ce39">
            <text:p>13,8%</text:p>
          </table:table-cell>
          <table:table-cell office:value-type="float" office:value="18787" table:style-name="ce38">
            <text:p>18.787</text:p>
          </table:table-cell>
          <table:table-cell office:value-type="percentage" office:value="0.12112674240177432" table:style-name="ce39">
            <text:p>12,1%</text:p>
          </table:table-cell>
          <table:table-cell office:value-type="float" office:value="4353" table:style-name="ce38">
            <text:p>4.353</text:p>
          </table:table-cell>
          <table:table-cell office:value-type="percentage" office:value="8.0344783034016876E-2" table:style-name="ce39">
            <text:p>8,0%</text:p>
          </table:table-cell>
          <table:table-cell office:value-type="float" office:value="41" table:style-name="ce38">
            <text:p>41</text:p>
          </table:table-cell>
          <table:table-cell office:value-type="percentage" office:value="2.634453511533766E-3" table:style-name="ce39">
            <text:p>0,3%</text:p>
          </table:table-cell>
          <table:table-cell office:value-type="float" office:value="325789" table:style-name="ce38">
            <text:p>325.789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6150215987634388" table:style-name="ce39">
            <text:p>3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382" table:style-name="ce38">
            <text:p>49.382</text:p>
          </table:table-cell>
          <table:table-cell office:value-type="percentage" office:value="0.99677041701990232" table:style-name="ce39">
            <text:p>99,7%</text:p>
          </table:table-cell>
          <table:table-cell office:value-type="float" office:value="74009" table:style-name="ce38">
            <text:p>74.009</text:p>
          </table:table-cell>
          <table:table-cell office:value-type="percentage" office:value="0.91918376471757168" table:style-name="ce39">
            <text:p>91,9%</text:p>
          </table:table-cell>
          <table:table-cell office:value-type="float" office:value="9237" table:style-name="ce38">
            <text:p>9.237</text:p>
          </table:table-cell>
          <table:table-cell office:value-type="percentage" office:value="7.8793151981984291E-2" table:style-name="ce39">
            <text:p>7,9%</text:p>
          </table:table-cell>
          <table:table-cell office:value-type="float" office:value="36052" table:style-name="ce38">
            <text:p>36.052</text:p>
          </table:table-cell>
          <table:table-cell office:value-type="percentage" office:value="0.21744663654951538" table:style-name="ce39">
            <text:p>21,7%</text:p>
          </table:table-cell>
          <table:table-cell office:value-type="float" office:value="15871" table:style-name="ce38">
            <text:p>15.871</text:p>
          </table:table-cell>
          <table:table-cell office:value-type="percentage" office:value="7.6979415245523153E-2" table:style-name="ce39">
            <text:p>7,7%</text:p>
          </table:table-cell>
          <table:table-cell office:value-type="float" office:value="16702" table:style-name="ce38">
            <text:p>16.702</text:p>
          </table:table-cell>
          <table:table-cell office:value-type="percentage" office:value="6.4766055792959576E-2" table:style-name="ce39">
            <text:p>6,5%</text:p>
          </table:table-cell>
          <table:table-cell office:value-type="float" office:value="2337" table:style-name="ce38">
            <text:p>2.337</text:p>
          </table:table-cell>
          <table:table-cell office:value-type="percentage" office:value="2.7225387061825045E-2" table:style-name="ce39">
            <text:p>2,7%</text:p>
          </table:table-cell>
          <table:table-cell office:value-type="float" office:value="38" table:style-name="ce38">
            <text:p>38</text:p>
          </table:table-cell>
          <table:table-cell office:value-type="percentage" office:value="1.6309012875536481E-3" table:style-name="ce39">
            <text:p>0,2%</text:p>
          </table:table-cell>
          <table:table-cell office:value-type="float" office:value="203628" table:style-name="ce38">
            <text:p>203.628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0646084931342956" table:style-name="ce39">
            <text:p>20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7501" table:style-name="ce38">
            <text:p>87.501</text:p>
          </table:table-cell>
          <table:table-cell office:value-type="percentage" office:value="0.96969058912185824" table:style-name="ce39">
            <text:p>97,0%</text:p>
          </table:table-cell>
          <table:table-cell office:value-type="float" office:value="138234" table:style-name="ce38">
            <text:p>138.234</text:p>
          </table:table-cell>
          <table:table-cell office:value-type="percentage" office:value="0.89453895982035969" table:style-name="ce39">
            <text:p>89,5%</text:p>
          </table:table-cell>
          <table:table-cell office:value-type="float" office:value="34740" table:style-name="ce38">
            <text:p>34.740</text:p>
          </table:table-cell>
          <table:table-cell office:value-type="percentage" office:value="0.14777193609310399" table:style-name="ce39">
            <text:p>14,8%</text:p>
          </table:table-cell>
          <table:table-cell office:value-type="float" office:value="85706" table:style-name="ce38">
            <text:p>85.706</text:p>
          </table:table-cell>
          <table:table-cell office:value-type="percentage" office:value="0.24451659286985894" table:style-name="ce39">
            <text:p>24,5%</text:p>
          </table:table-cell>
          <table:table-cell office:value-type="float" office:value="34425" table:style-name="ce38">
            <text:p>34.425</text:p>
          </table:table-cell>
          <table:table-cell office:value-type="percentage" office:value="8.874160918117982E-2" table:style-name="ce39">
            <text:p>8,9%</text:p>
          </table:table-cell>
          <table:table-cell office:value-type="float" office:value="26001" table:style-name="ce38">
            <text:p>26.001</text:p>
          </table:table-cell>
          <table:table-cell office:value-type="percentage" office:value="5.8496648945863434E-2" table:style-name="ce39">
            <text:p>5,8%</text:p>
          </table:table-cell>
          <table:table-cell office:value-type="float" office:value="4278" table:style-name="ce38">
            <text:p>4.278</text:p>
          </table:table-cell>
          <table:table-cell office:value-type="percentage" office:value="2.6101440521296652E-2" table:style-name="ce39">
            <text:p>2,6%</text:p>
          </table:table-cell>
          <table:table-cell office:value-type="float" office:value="63" table:style-name="ce38">
            <text:p>63</text:p>
          </table:table-cell>
          <table:table-cell office:value-type="percentage" office:value="1.4204545454545455E-3" table:style-name="ce39">
            <text:p>0,1%</text:p>
          </table:table-cell>
          <table:table-cell office:value-type="float" office:value="410948" table:style-name="ce38">
            <text:p>410.948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1963695990396748" table:style-name="ce39">
            <text:p>22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420" table:style-name="ce38">
            <text:p>41.420</text:p>
          </table:table-cell>
          <table:table-cell office:value-type="percentage" office:value="1" table:style-name="ce39">
            <text:p>100,0%</text:p>
          </table:table-cell>
          <table:table-cell office:value-type="float" office:value="54197" table:style-name="ce38">
            <text:p>54.197</text:p>
          </table:table-cell>
          <table:table-cell office:value-type="percentage" office:value="1" table:style-name="ce39">
            <text:p>100,0%</text:p>
          </table:table-cell>
          <table:table-cell office:value-type="float" office:value="18775" table:style-name="ce38">
            <text:p>18.775</text:p>
          </table:table-cell>
          <table:table-cell office:value-type="percentage" office:value="0.24274355161936778" table:style-name="ce39">
            <text:p>24,3%</text:p>
          </table:table-cell>
          <table:table-cell office:value-type="float" office:value="11074" table:style-name="ce38">
            <text:p>11.074</text:p>
          </table:table-cell>
          <table:table-cell office:value-type="percentage" office:value="0.12309368191721133" table:style-name="ce39">
            <text:p>12,3%</text:p>
          </table:table-cell>
          <table:table-cell office:value-type="float" office:value="8617" table:style-name="ce38">
            <text:p>8.617</text:p>
          </table:table-cell>
          <table:table-cell office:value-type="percentage" office:value="8.8136321328846565E-2" table:style-name="ce39">
            <text:p>8,8%</text:p>
          </table:table-cell>
          <table:table-cell office:value-type="float" office:value="6980" table:style-name="ce38">
            <text:p>6.980</text:p>
          </table:table-cell>
          <table:table-cell office:value-type="percentage" office:value="7.2352599718052912E-2" table:style-name="ce39">
            <text:p>7,2%</text:p>
          </table:table-cell>
          <table:table-cell office:value-type="float" office:value="819" table:style-name="ce38">
            <text:p>819</text:p>
          </table:table-cell>
          <table:table-cell office:value-type="percentage" office:value="2.3443537999141263E-2" table:style-name="ce39">
            <text:p>2,3%</text:p>
          </table:table-cell>
          <table:table-cell office:value-type="float" office:value="7" table:style-name="ce38">
            <text:p>7</text:p>
          </table:table-cell>
          <table:table-cell office:value-type="percentage" office:value="6.4868872208321746E-4" table:style-name="ce39">
            <text:p>0,1%</text:p>
          </table:table-cell>
          <table:table-cell office:value-type="float" office:value="141889" table:style-name="ce38">
            <text:p>141.889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28299467075136026" table:style-name="ce39">
            <text:p>28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602" table:style-name="ce38">
            <text:p>224.602</text:p>
          </table:table-cell>
          <table:table-cell office:value-type="percentage" office:value="1" table:style-name="ce39">
            <text:p>100,0%</text:p>
          </table:table-cell>
          <table:table-cell office:value-type="float" office:value="243413" table:style-name="ce38">
            <text:p>243.413</text:p>
          </table:table-cell>
          <table:table-cell office:value-type="percentage" office:value="0.99186259728617421" table:style-name="ce39">
            <text:p>99,2%</text:p>
          </table:table-cell>
          <table:table-cell office:value-type="float" office:value="103555" table:style-name="ce38">
            <text:p>103.555</text:p>
          </table:table-cell>
          <table:table-cell office:value-type="percentage" office:value="0.32505689398100918" table:style-name="ce39">
            <text:p>32,5%</text:p>
          </table:table-cell>
          <table:table-cell office:value-type="float" office:value="68228" table:style-name="ce38">
            <text:p>68.228</text:p>
          </table:table-cell>
          <table:table-cell office:value-type="percentage" office:value="0.1789939004394307" table:style-name="ce39">
            <text:p>17,9%</text:p>
          </table:table-cell>
          <table:table-cell office:value-type="float" office:value="35819" table:style-name="ce38">
            <text:p>35.819</text:p>
          </table:table-cell>
          <table:table-cell office:value-type="percentage" office:value="9.8592092043874979E-2" table:style-name="ce39">
            <text:p>9,9%</text:p>
          </table:table-cell>
          <table:table-cell office:value-type="float" office:value="32990" table:style-name="ce38">
            <text:p>32.990</text:p>
          </table:table-cell>
          <table:table-cell office:value-type="percentage" office:value="8.7822279013430232E-2" table:style-name="ce39">
            <text:p>8,8%</text:p>
          </table:table-cell>
          <table:table-cell office:value-type="float" office:value="5869" table:style-name="ce38">
            <text:p>5.869</text:p>
          </table:table-cell>
          <table:table-cell office:value-type="percentage" office:value="4.0637852958690504E-2" table:style-name="ce39">
            <text:p>4,1%</text:p>
          </table:table-cell>
          <table:table-cell office:value-type="float" office:value="111" table:style-name="ce38">
            <text:p>111</text:p>
          </table:table-cell>
          <table:table-cell office:value-type="percentage" office:value="2.728345295447842E-3" table:style-name="ce39">
            <text:p>0,3%</text:p>
          </table:table-cell>
          <table:table-cell office:value-type="float" office:value="714587" table:style-name="ce38">
            <text:p>714.587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414383003650962" table:style-name="ce39">
            <text:p>34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509" table:style-name="ce38">
            <text:p>134.509</text:p>
          </table:table-cell>
          <table:table-cell office:value-type="percentage" office:value="0.99493320709498945" table:style-name="ce39">
            <text:p>99,5%</text:p>
          </table:table-cell>
          <table:table-cell office:value-type="float" office:value="153072" table:style-name="ce38">
            <text:p>153.072</text:p>
          </table:table-cell>
          <table:table-cell office:value-type="percentage" office:value="0.96210583214436118" table:style-name="ce39">
            <text:p>96,2%</text:p>
          </table:table-cell>
          <table:table-cell office:value-type="float" office:value="48078" table:style-name="ce38">
            <text:p>48.078</text:p>
          </table:table-cell>
          <table:table-cell office:value-type="percentage" office:value="0.22009302155243449" table:style-name="ce39">
            <text:p>22,0%</text:p>
          </table:table-cell>
          <table:table-cell office:value-type="float" office:value="77288" table:style-name="ce38">
            <text:p>77.288</text:p>
          </table:table-cell>
          <table:table-cell office:value-type="percentage" office:value="0.25136107298733568" table:style-name="ce39">
            <text:p>25,1%</text:p>
          </table:table-cell>
          <table:table-cell office:value-type="float" office:value="27431" table:style-name="ce38">
            <text:p>27.431</text:p>
          </table:table-cell>
          <table:table-cell office:value-type="percentage" office:value="8.2972126858335479E-2" table:style-name="ce39">
            <text:p>8,3%</text:p>
          </table:table-cell>
          <table:table-cell office:value-type="float" office:value="20904" table:style-name="ce38">
            <text:p>20.904</text:p>
          </table:table-cell>
          <table:table-cell office:value-type="percentage" office:value="5.5410062026188832E-2" table:style-name="ce39">
            <text:p>5,5%</text:p>
          </table:table-cell>
          <table:table-cell office:value-type="float" office:value="4630" table:style-name="ce38">
            <text:p>4.630</text:p>
          </table:table-cell>
          <table:table-cell office:value-type="percentage" office:value="3.0966171297101351E-2" table:style-name="ce39">
            <text:p>3,1%</text:p>
          </table:table-cell>
          <table:table-cell office:value-type="float" office:value="102" table:style-name="ce38">
            <text:p>102</text:p>
          </table:table-cell>
          <table:table-cell office:value-type="percentage" office:value="2.407704654895666E-3" table:style-name="ce39">
            <text:p>0,2%</text:p>
          </table:table-cell>
          <table:table-cell office:value-type="float" office:value="466014" table:style-name="ce38">
            <text:p>466.014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27094404301485381" table:style-name="ce39">
            <text:p>2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3898" table:style-name="ce38">
            <text:p>443.898</text:p>
          </table:table-cell>
          <table:table-cell office:value-type="percentage" office:value="0.99262515764899506" table:style-name="ce39">
            <text:p>99,3%</text:p>
          </table:table-cell>
          <table:table-cell office:value-type="float" office:value="580799" table:style-name="ce38">
            <text:p>580.799</text:p>
          </table:table-cell>
          <table:table-cell office:value-type="percentage" office:value="0.91422369556046668" table:style-name="ce39">
            <text:p>91,4%</text:p>
          </table:table-cell>
          <table:table-cell office:value-type="float" office:value="84214" table:style-name="ce38">
            <text:p>84.214</text:p>
          </table:table-cell>
          <table:table-cell office:value-type="percentage" office:value="0.10054394544308391" table:style-name="ce39">
            <text:p>10,1%</text:p>
          </table:table-cell>
          <table:table-cell office:value-type="float" office:value="292150" table:style-name="ce38">
            <text:p>292.150</text:p>
          </table:table-cell>
          <table:table-cell office:value-type="percentage" office:value="0.26759054021872536" table:style-name="ce39">
            <text:p>26,8%</text:p>
          </table:table-cell>
          <table:table-cell office:value-type="float" office:value="138133" table:style-name="ce38">
            <text:p>138.133</text:p>
          </table:table-cell>
          <table:table-cell office:value-type="percentage" office:value="0.10490410137041439" table:style-name="ce39">
            <text:p>10,5%</text:p>
          </table:table-cell>
          <table:table-cell office:value-type="float" office:value="131087" table:style-name="ce38">
            <text:p>131.087</text:p>
          </table:table-cell>
          <table:table-cell office:value-type="percentage" office:value="8.8162994637732528E-2" table:style-name="ce39">
            <text:p>8,8%</text:p>
          </table:table-cell>
          <table:table-cell office:value-type="float" office:value="32105" table:style-name="ce38">
            <text:p>32.105</text:p>
          </table:table-cell>
          <table:table-cell office:value-type="percentage" office:value="5.7710006543043882E-2" table:style-name="ce39">
            <text:p>5,8%</text:p>
          </table:table-cell>
          <table:table-cell office:value-type="float" office:value="479" table:style-name="ce38">
            <text:p>479</text:p>
          </table:table-cell>
          <table:table-cell office:value-type="percentage" office:value="2.9962968523244756E-3" table:style-name="ce39">
            <text:p>0,3%</text:p>
          </table:table-cell>
          <table:table-cell office:value-type="float" office:value="1702865" table:style-name="ce38">
            <text:p>1.702.865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26070945539402096" table:style-name="ce39">
            <text:p>2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104" table:style-name="ce38">
            <text:p>288.104</text:p>
          </table:table-cell>
          <table:table-cell office:value-type="percentage" office:value="1" table:style-name="ce39">
            <text:p>100,0%</text:p>
          </table:table-cell>
          <table:table-cell office:value-type="float" office:value="407187" table:style-name="ce38">
            <text:p>407.187</text:p>
          </table:table-cell>
          <table:table-cell office:value-type="percentage" office:value="0.92994368088575852" table:style-name="ce39">
            <text:p>93,0%</text:p>
          </table:table-cell>
          <table:table-cell office:value-type="float" office:value="165752" table:style-name="ce38">
            <text:p>165.752</text:p>
          </table:table-cell>
          <table:table-cell office:value-type="percentage" office:value="0.28542105770687826" table:style-name="ce39">
            <text:p>28,5%</text:p>
          </table:table-cell>
          <table:table-cell office:value-type="float" office:value="105151" table:style-name="ce38">
            <text:p>105.151</text:p>
          </table:table-cell>
          <table:table-cell office:value-type="percentage" office:value="0.13976638035766029" table:style-name="ce39">
            <text:p>14,0%</text:p>
          </table:table-cell>
          <table:table-cell office:value-type="float" office:value="39499" table:style-name="ce38">
            <text:p>39.499</text:p>
          </table:table-cell>
          <table:table-cell office:value-type="percentage" office:value="4.6382757859434375E-2" table:style-name="ce39">
            <text:p>4,6%</text:p>
          </table:table-cell>
          <table:table-cell office:value-type="float" office:value="41384" table:style-name="ce38">
            <text:p>41.384</text:p>
          </table:table-cell>
          <table:table-cell office:value-type="percentage" office:value="4.5259132154172398E-2" table:style-name="ce39">
            <text:p>4,5%</text:p>
          </table:table-cell>
          <table:table-cell office:value-type="float" office:value="6610" table:style-name="ce38">
            <text:p>6.610</text:p>
          </table:table-cell>
          <table:table-cell office:value-type="percentage" office:value="1.8734022231417607E-2" table:style-name="ce39">
            <text:p>1,9%</text:p>
          </table:table-cell>
          <table:table-cell office:value-type="float" office:value="150" table:style-name="ce38">
            <text:p>150</text:p>
          </table:table-cell>
          <table:table-cell office:value-type="percentage" office:value="1.455618201049986E-3" table:style-name="ce39">
            <text:p>0,1%</text:p>
          </table:table-cell>
          <table:table-cell office:value-type="float" office:value="1053837" table:style-name="ce38">
            <text:p>1.053.837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24684041079285737" table:style-name="ce39">
            <text:p>24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446" table:style-name="ce38">
            <text:p>76.446</text:p>
          </table:table-cell>
          <table:table-cell office:value-type="percentage" office:value="1" table:style-name="ce39">
            <text:p>100,0%</text:p>
          </table:table-cell>
          <table:table-cell office:value-type="float" office:value="90233" table:style-name="ce38">
            <text:p>90.233</text:p>
          </table:table-cell>
          <table:table-cell office:value-type="percentage" office:value="0.98211720144542647" table:style-name="ce39">
            <text:p>98,2%</text:p>
          </table:table-cell>
          <table:table-cell office:value-type="float" office:value="49617" table:style-name="ce38">
            <text:p>49.617</text:p>
          </table:table-cell>
          <table:table-cell office:value-type="percentage" office:value="0.39599511560532175" table:style-name="ce39">
            <text:p>39,6%</text:p>
          </table:table-cell>
          <table:table-cell office:value-type="float" office:value="37287" table:style-name="ce38">
            <text:p>37.287</text:p>
          </table:table-cell>
          <table:table-cell office:value-type="percentage" office:value="0.22035150340393345" table:style-name="ce39">
            <text:p>22,0%</text:p>
          </table:table-cell>
          <table:table-cell office:value-type="float" office:value="13794" table:style-name="ce38">
            <text:p>13.794</text:p>
          </table:table-cell>
          <table:table-cell office:value-type="percentage" office:value="8.6486012012991081E-2" table:style-name="ce39">
            <text:p>8,6%</text:p>
          </table:table-cell>
          <table:table-cell office:value-type="float" office:value="13065" table:style-name="ce38">
            <text:p>13.065</text:p>
          </table:table-cell>
          <table:table-cell office:value-type="percentage" office:value="6.7946370992906333E-2" table:style-name="ce39">
            <text:p>6,8%</text:p>
          </table:table-cell>
          <table:table-cell office:value-type="float" office:value="1516" table:style-name="ce38">
            <text:p>1.516</text:p>
          </table:table-cell>
          <table:table-cell office:value-type="percentage" office:value="1.9924298181053516E-2" table:style-name="ce39">
            <text:p>2,0%</text:p>
          </table:table-cell>
          <table:table-cell office:value-type="float" office:value="65" table:style-name="ce38">
            <text:p>65</text:p>
          </table:table-cell>
          <table:table-cell office:value-type="percentage" office:value="3.1021810719228751E-3" table:style-name="ce39">
            <text:p>0,3%</text:p>
          </table:table-cell>
          <table:table-cell office:value-type="float" office:value="282023" table:style-name="ce38">
            <text:p>282.023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0950282754965086" table:style-name="ce39">
            <text:p>31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7188" table:style-name="ce38">
            <text:p>237.188</text:p>
          </table:table-cell>
          <table:table-cell office:value-type="percentage" office:value="1" table:style-name="ce39">
            <text:p>100,0%</text:p>
          </table:table-cell>
          <table:table-cell office:value-type="float" office:value="280017" table:style-name="ce38">
            <text:p>280.017</text:p>
          </table:table-cell>
          <table:table-cell office:value-type="percentage" office:value="0.96636895107018861" table:style-name="ce39">
            <text:p>96,6%</text:p>
          </table:table-cell>
          <table:table-cell office:value-type="float" office:value="108840" table:style-name="ce38">
            <text:p>108.840</text:p>
          </table:table-cell>
          <table:table-cell office:value-type="percentage" office:value="0.31372594234521961" table:style-name="ce39">
            <text:p>31,4%</text:p>
          </table:table-cell>
          <table:table-cell office:value-type="float" office:value="111463" table:style-name="ce38">
            <text:p>111.463</text:p>
          </table:table-cell>
          <table:table-cell office:value-type="percentage" office:value="0.27461448819751211" table:style-name="ce39">
            <text:p>27,5%</text:p>
          </table:table-cell>
          <table:table-cell office:value-type="float" office:value="31950" table:style-name="ce38">
            <text:p>31.950</text:p>
          </table:table-cell>
          <table:table-cell office:value-type="percentage" office:value="7.2085934556349998E-2" table:style-name="ce39">
            <text:p>7,2%</text:p>
          </table:table-cell>
          <table:table-cell office:value-type="float" office:value="28073" table:style-name="ce38">
            <text:p>28.073</text:p>
          </table:table-cell>
          <table:table-cell office:value-type="percentage" office:value="6.2974586289741868E-2" table:style-name="ce39">
            <text:p>6,3%</text:p>
          </table:table-cell>
          <table:table-cell office:value-type="float" office:value="3000" table:style-name="ce38">
            <text:p>3.000</text:p>
          </table:table-cell>
          <table:table-cell office:value-type="percentage" office:value="1.9640577432976529E-2" table:style-name="ce39">
            <text:p>2,0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800572" table:style-name="ce38">
            <text:p>800.572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3884594498618709" table:style-name="ce39">
            <text:p>33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56" table:style-name="ce38">
            <text:p>22.956</text:p>
          </table:table-cell>
          <table:table-cell office:value-type="percentage" office:value="1" table:style-name="ce39">
            <text:p>100,0%</text:p>
          </table:table-cell>
          <table:table-cell office:value-type="float" office:value="28000" table:style-name="ce38">
            <text:p>28.000</text:p>
          </table:table-cell>
          <table:table-cell office:value-type="percentage" office:value="0.99555555555555553" table:style-name="ce39">
            <text:p>99,6%</text:p>
          </table:table-cell>
          <table:table-cell office:value-type="float" office:value="16108" table:style-name="ce38">
            <text:p>16.108</text:p>
          </table:table-cell>
          <table:table-cell office:value-type="percentage" office:value="0.42706400127260197" table:style-name="ce39">
            <text:p>42,7%</text:p>
          </table:table-cell>
          <table:table-cell office:value-type="float" office:value="9705" table:style-name="ce38">
            <text:p>9.705</text:p>
          </table:table-cell>
          <table:table-cell office:value-type="percentage" office:value="0.20361278952668682" table:style-name="ce39">
            <text:p>20,4%</text:p>
          </table:table-cell>
          <table:table-cell office:value-type="float" office:value="3410" table:style-name="ce38">
            <text:p>3.410</text:p>
          </table:table-cell>
          <table:table-cell office:value-type="percentage" office:value="6.4404026668177614E-2" table:style-name="ce39">
            <text:p>6,4%</text:p>
          </table:table-cell>
          <table:table-cell office:value-type="float" office:value="3012" table:style-name="ce38">
            <text:p>3.012</text:p>
          </table:table-cell>
          <table:table-cell office:value-type="percentage" office:value="5.5093193832196227E-2" table:style-name="ce39">
            <text:p>5,5%</text:p>
          </table:table-cell>
          <table:table-cell office:value-type="float" office:value="602" table:style-name="ce38">
            <text:p>602</text:p>
          </table:table-cell>
          <table:table-cell office:value-type="percentage" office:value="2.8436466698157772E-2" table:style-name="ce39">
            <text:p>2,8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83803" table:style-name="ce38">
            <text:p>83.80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0947826343855711" table:style-name="ce39">
            <text:p>3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2158" table:style-name="ce38">
            <text:p>362.158</text:p>
          </table:table-cell>
          <table:table-cell office:value-type="percentage" office:value="0.99460620341533879" table:style-name="ce39">
            <text:p>99,5%</text:p>
          </table:table-cell>
          <table:table-cell office:value-type="float" office:value="476652" table:style-name="ce38">
            <text:p>476.652</text:p>
          </table:table-cell>
          <table:table-cell office:value-type="percentage" office:value="0.90604298577595466" table:style-name="ce39">
            <text:p>90,6%</text:p>
          </table:table-cell>
          <table:table-cell office:value-type="float" office:value="151909" table:style-name="ce38">
            <text:p>151.909</text:p>
          </table:table-cell>
          <table:table-cell office:value-type="percentage" office:value="0.2159875334661315" table:style-name="ce39">
            <text:p>21,6%</text:p>
          </table:table-cell>
          <table:table-cell office:value-type="float" office:value="269359" table:style-name="ce38">
            <text:p>269.359</text:p>
          </table:table-cell>
          <table:table-cell office:value-type="percentage" office:value="0.27689525824361649" table:style-name="ce39">
            <text:p>27,7%</text:p>
          </table:table-cell>
          <table:table-cell office:value-type="float" office:value="94770" table:style-name="ce38">
            <text:p>94.770</text:p>
          </table:table-cell>
          <table:table-cell office:value-type="percentage" office:value="8.1279894611444026E-2" table:style-name="ce39">
            <text:p>8,1%</text:p>
          </table:table-cell>
          <table:table-cell office:value-type="float" office:value="104739" table:style-name="ce38">
            <text:p>104.739</text:p>
          </table:table-cell>
          <table:table-cell office:value-type="percentage" office:value="7.7713045142851211E-2" table:style-name="ce39">
            <text:p>7,8%</text:p>
          </table:table-cell>
          <table:table-cell office:value-type="float" office:value="21411" table:style-name="ce38">
            <text:p>21.411</text:p>
          </table:table-cell>
          <table:table-cell office:value-type="percentage" office:value="4.4632657655779673E-2" table:style-name="ce39">
            <text:p>4,5%</text:p>
          </table:table-cell>
          <table:table-cell office:value-type="float" office:value="331" table:style-name="ce38">
            <text:p>331</text:p>
          </table:table-cell>
          <table:table-cell office:value-type="percentage" office:value="2.4363135852084115E-3" table:style-name="ce39">
            <text:p>0,2%</text:p>
          </table:table-cell>
          <table:table-cell office:value-type="float" office:value="1481329" table:style-name="ce38">
            <text:p>1.481.329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26008199629785889" table:style-name="ce39">
            <text:p>26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518" table:style-name="ce38">
            <text:p>71.518</text:p>
          </table:table-cell>
          <table:table-cell office:value-type="percentage" office:value="1" table:style-name="ce39">
            <text:p>100,0%</text:p>
          </table:table-cell>
          <table:table-cell office:value-type="float" office:value="92743" table:style-name="ce38">
            <text:p>92.743</text:p>
          </table:table-cell>
          <table:table-cell office:value-type="percentage" office:value="0.90130127600851317" table:style-name="ce39">
            <text:p>90,1%</text:p>
          </table:table-cell>
          <table:table-cell office:value-type="float" office:value="37342" table:style-name="ce38">
            <text:p>37.342</text:p>
          </table:table-cell>
          <table:table-cell office:value-type="percentage" office:value="0.2541845632330218" table:style-name="ce39">
            <text:p>25,4%</text:p>
          </table:table-cell>
          <table:table-cell office:value-type="float" office:value="47528" table:style-name="ce38">
            <text:p>47.528</text:p>
          </table:table-cell>
          <table:table-cell office:value-type="percentage" office:value="0.2228682897550362" table:style-name="ce39">
            <text:p>22,3%</text:p>
          </table:table-cell>
          <table:table-cell office:value-type="float" office:value="27312" table:style-name="ce38">
            <text:p>27.312</text:p>
          </table:table-cell>
          <table:table-cell office:value-type="percentage" office:value="0.10746113622682044" table:style-name="ce39">
            <text:p>10,7%</text:p>
          </table:table-cell>
          <table:table-cell office:value-type="float" office:value="25643" table:style-name="ce38">
            <text:p>25.643</text:p>
          </table:table-cell>
          <table:table-cell office:value-type="percentage" office:value="8.6308682364662007E-2" table:style-name="ce39">
            <text:p>8,6%</text:p>
          </table:table-cell>
          <table:table-cell office:value-type="float" office:value="5932" table:style-name="ce38">
            <text:p>5.932</text:p>
          </table:table-cell>
          <table:table-cell office:value-type="percentage" office:value="4.9988623627461717E-2" table:style-name="ce39">
            <text:p>5,0%</text:p>
          </table:table-cell>
          <table:table-cell office:value-type="float" office:value="123" table:style-name="ce38">
            <text:p>123</text:p>
          </table:table-cell>
          <table:table-cell office:value-type="percentage" office:value="3.5434431896750403E-3" table:style-name="ce39">
            <text:p>0,4%</text:p>
          </table:table-cell>
          <table:table-cell office:value-type="float" office:value="308141" table:style-name="ce38">
            <text:p>308.141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24900705385707556" table:style-name="ce39">
            <text:p>24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697" table:style-name="ce38">
            <text:p>41.697</text:p>
          </table:table-cell>
          <table:table-cell office:value-type="percentage" office:value="1" table:style-name="ce39">
            <text:p>100,0%</text:p>
          </table:table-cell>
          <table:table-cell office:value-type="float" office:value="54641" table:style-name="ce38">
            <text:p>54.641</text:p>
          </table:table-cell>
          <table:table-cell office:value-type="percentage" office:value="0.97936980212216806" table:style-name="ce39">
            <text:p>97,9%</text:p>
          </table:table-cell>
          <table:table-cell office:value-type="float" office:value="19586" table:style-name="ce38">
            <text:p>19.586</text:p>
          </table:table-cell>
          <table:table-cell office:value-type="percentage" office:value="0.2652348193488977" table:style-name="ce39">
            <text:p>26,5%</text:p>
          </table:table-cell>
          <table:table-cell office:value-type="float" office:value="34607" table:style-name="ce38">
            <text:p>34.607</text:p>
          </table:table-cell>
          <table:table-cell office:value-type="percentage" office:value="0.35790224832978262" table:style-name="ce39">
            <text:p>35,8%</text:p>
          </table:table-cell>
          <table:table-cell office:value-type="float" office:value="13669" table:style-name="ce38">
            <text:p>13.669</text:p>
          </table:table-cell>
          <table:table-cell office:value-type="percentage" office:value="0.12656247106535065" table:style-name="ce39">
            <text:p>12,7%</text:p>
          </table:table-cell>
          <table:table-cell office:value-type="float" office:value="10519" table:style-name="ce38">
            <text:p>10.519</text:p>
          </table:table-cell>
          <table:table-cell office:value-type="percentage" office:value="9.1448889816215462E-2" table:style-name="ce39">
            <text:p>9,1%</text:p>
          </table:table-cell>
          <table:table-cell office:value-type="float" office:value="1870" table:style-name="ce38">
            <text:p>1.870</text:p>
          </table:table-cell>
          <table:table-cell office:value-type="percentage" office:value="3.8552726523038865E-2" table:style-name="ce39">
            <text:p>3,9%</text:p>
          </table:table-cell>
          <table:table-cell office:value-type="float" office:value="8" table:style-name="ce38">
            <text:p>8</text:p>
          </table:table-cell>
          <table:table-cell office:value-type="percentage" office:value="5.752912411908529E-4" table:style-name="ce39">
            <text:p>0,1%</text:p>
          </table:table-cell>
          <table:table-cell office:value-type="float" office:value="176597" table:style-name="ce38">
            <text:p>176.597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1938112074656155" table:style-name="ce39">
            <text:p>31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8878" table:style-name="ce38">
            <text:p>158.878</text:p>
          </table:table-cell>
          <table:table-cell office:value-type="percentage" office:value="1.0058752769863881" table:style-name="ce39">
            <text:p>100,6%</text:p>
          </table:table-cell>
          <table:table-cell office:value-type="float" office:value="205098" table:style-name="ce38">
            <text:p>205.098</text:p>
          </table:table-cell>
          <table:table-cell office:value-type="percentage" office:value="0.96253537387190791" table:style-name="ce39">
            <text:p>96,3%</text:p>
          </table:table-cell>
          <table:table-cell office:value-type="float" office:value="74877" table:style-name="ce38">
            <text:p>74.877</text:p>
          </table:table-cell>
          <table:table-cell office:value-type="percentage" office:value="0.2673042528354021" table:style-name="ce39">
            <text:p>26,7%</text:p>
          </table:table-cell>
          <table:table-cell office:value-type="float" office:value="99354" table:style-name="ce38">
            <text:p>99.354</text:p>
          </table:table-cell>
          <table:table-cell office:value-type="percentage" office:value="0.29223741606049819" table:style-name="ce39">
            <text:p>29,2%</text:p>
          </table:table-cell>
          <table:table-cell office:value-type="float" office:value="33615" table:style-name="ce38">
            <text:p>33.615</text:p>
          </table:table-cell>
          <table:table-cell office:value-type="percentage" office:value="9.2825011805055049E-2" table:style-name="ce39">
            <text:p>9,3%</text:p>
          </table:table-cell>
          <table:table-cell office:value-type="float" office:value="33603" table:style-name="ce38">
            <text:p>33.603</text:p>
          </table:table-cell>
          <table:table-cell office:value-type="percentage" office:value="9.2642728746457279E-2" table:style-name="ce39">
            <text:p>9,3%</text:p>
          </table:table-cell>
          <table:table-cell office:value-type="float" office:value="6167" table:style-name="ce38">
            <text:p>6.167</text:p>
          </table:table-cell>
          <table:table-cell office:value-type="percentage" office:value="4.3948604291527402E-2" table:style-name="ce39">
            <text:p>4,4%</text:p>
          </table:table-cell>
          <table:table-cell office:value-type="float" office:value="31" table:style-name="ce38">
            <text:p>31</text:p>
          </table:table-cell>
          <table:table-cell office:value-type="percentage" office:value="7.4120122417750569E-4" table:style-name="ce39">
            <text:p>0,1%</text:p>
          </table:table-cell>
          <table:table-cell office:value-type="float" office:value="611623" table:style-name="ce38">
            <text:p>611.623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2222516665147621" table:style-name="ce39">
            <text:p>32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295" table:style-name="ce38">
            <text:p>2.295</text:p>
          </table:table-cell>
          <table:table-cell office:value-type="percentage" office:value="0.88099808061420348" table:style-name="ce39">
            <text:p>88,1%</text:p>
          </table:table-cell>
          <table:table-cell office:value-type="float" office:value="3594" table:style-name="ce38">
            <text:p>3.594</text:p>
          </table:table-cell>
          <table:table-cell office:value-type="percentage" office:value="0.83232978230662347" table:style-name="ce39">
            <text:p>83,2%</text:p>
          </table:table-cell>
          <table:table-cell office:value-type="float" office:value="1684" table:style-name="ce38">
            <text:p>1.684</text:p>
          </table:table-cell>
          <table:table-cell office:value-type="percentage" office:value="0.21433116965763013" table:style-name="ce39">
            <text:p>21,4%</text:p>
          </table:table-cell>
          <table:table-cell office:value-type="float" office:value="4145" table:style-name="ce38">
            <text:p>4.145</text:p>
          </table:table-cell>
          <table:table-cell office:value-type="percentage" office:value="0.35868812737971617" table:style-name="ce39">
            <text:p>35,9%</text:p>
          </table:table-cell>
          <table:table-cell office:value-type="float" office:value="2129" table:style-name="ce38">
            <text:p>2.129</text:p>
          </table:table-cell>
          <table:table-cell office:value-type="percentage" office:value="0.16840689764277805" table:style-name="ce39">
            <text:p>16,8%</text:p>
          </table:table-cell>
          <table:table-cell office:value-type="float" office:value="1492" table:style-name="ce38">
            <text:p>1.492</text:p>
          </table:table-cell>
          <table:table-cell office:value-type="percentage" office:value="8.5629017447199265E-2" table:style-name="ce39">
            <text:p>8,6%</text:p>
          </table:table-cell>
          <table:table-cell office:value-type="float" office:value="333" table:style-name="ce38">
            <text:p>333</text:p>
          </table:table-cell>
          <table:table-cell office:value-type="percentage" office:value="4.3925603482390184E-2" table:style-name="ce39">
            <text:p>4,4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15679" table:style-name="ce38">
            <text:p>15.679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23699325856283443" table:style-name="ce39">
            <text:p>23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17" table:style-name="ce38">
            <text:p>1.817</text:p>
          </table:table-cell>
          <table:table-cell office:value-type="percentage" office:value="0.77352064708386548" table:style-name="ce39">
            <text:p>77,4%</text:p>
          </table:table-cell>
          <table:table-cell office:value-type="float" office:value="2860" table:style-name="ce38">
            <text:p>2.860</text:p>
          </table:table-cell>
          <table:table-cell office:value-type="percentage" office:value="0.76307363927427962" table:style-name="ce39">
            <text:p>76,3%</text:p>
          </table:table-cell>
          <table:table-cell office:value-type="float" office:value="2390" table:style-name="ce38">
            <text:p>2.390</text:p>
          </table:table-cell>
          <table:table-cell office:value-type="percentage" office:value="0.30535326434138238" table:style-name="ce39">
            <text:p>30,5%</text:p>
          </table:table-cell>
          <table:table-cell office:value-type="float" office:value="3503" table:style-name="ce38">
            <text:p>3.503</text:p>
          </table:table-cell>
          <table:table-cell office:value-type="percentage" office:value="0.31002743605628819" table:style-name="ce39">
            <text:p>31,0%</text:p>
          </table:table-cell>
          <table:table-cell office:value-type="float" office:value="1733" table:style-name="ce38">
            <text:p>1.733</text:p>
          </table:table-cell>
          <table:table-cell office:value-type="percentage" office:value="0.1443926012331278" table:style-name="ce39">
            <text:p>14,4%</text:p>
          </table:table-cell>
          <table:table-cell office:value-type="float" office:value="1601" table:style-name="ce38">
            <text:p>1.601</text:p>
          </table:table-cell>
          <table:table-cell office:value-type="percentage" office:value="8.8487260266401371E-2" table:style-name="ce39">
            <text:p>8,8%</text:p>
          </table:table-cell>
          <table:table-cell office:value-type="float" office:value="256" table:style-name="ce38">
            <text:p>256</text:p>
          </table:table-cell>
          <table:table-cell office:value-type="percentage" office:value="2.9990627928772259E-2" table:style-name="ce39">
            <text:p>3,0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4166" table:style-name="ce38">
            <text:p>14.166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21405905285744506" table:style-name="ce39">
            <text:p>21,4%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8" table:style-name="ce41">
            <text:p>8</text:p>
          </table:table-cell>
          <table:table-cell office:value-type="string" table:style-name="ce42">
            <text:p>-</text:p>
          </table:table-cell>
          <table:table-cell office:value-type="float" office:value="6" table:style-name="ce41">
            <text:p>6</text:p>
          </table:table-cell>
          <table:table-cell office:value-type="string" table:style-name="ce42">
            <text:p>-</text:p>
          </table:table-cell>
          <table:table-cell office:value-type="float" office:value="676" table:style-name="ce41">
            <text:p>676</text:p>
          </table:table-cell>
          <table:table-cell office:value-type="string" table:style-name="ce42">
            <text:p>-</text:p>
          </table:table-cell>
          <table:table-cell office:value-type="float" office:value="2106" table:style-name="ce41">
            <text:p>2.106</text:p>
          </table:table-cell>
          <table:table-cell office:value-type="string" table:style-name="ce42">
            <text:p>-</text:p>
          </table:table-cell>
          <table:table-cell office:value-type="float" office:value="4191" table:style-name="ce41">
            <text:p>4.191</text:p>
          </table:table-cell>
          <table:table-cell office:value-type="string" table:style-name="ce42">
            <text:p>-</text:p>
          </table:table-cell>
          <table:table-cell office:value-type="float" office:value="6749" table:style-name="ce41">
            <text:p>6.749</text:p>
          </table:table-cell>
          <table:table-cell office:value-type="string" table:style-name="ce42">
            <text:p>-</text:p>
          </table:table-cell>
          <table:table-cell office:value-type="float" office:value="781" table:style-name="ce41">
            <text:p>781</text:p>
          </table:table-cell>
          <table:table-cell office:value-type="string" table:style-name="ce42">
            <text:p>-</text:p>
          </table:table-cell>
          <table:table-cell office:value-type="float" office:value="0" table:style-name="ce41">
            <text:p>0</text:p>
          </table:table-cell>
          <table:table-cell office:value-type="string" table:style-name="ce42">
            <text:p>-</text:p>
          </table:table-cell>
          <table:table-cell office:value-type="float" office:value="14517" table:style-name="ce41">
            <text:p>14.51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64" table:style-name="ce43"/>
        </table:table-row>
        <table:table-row table:style-name="ro7">
          <table:table-cell office:value-type="string" table:style-name="ce44">
            <text:p>Total España</text:p>
          </table:table-cell>
          <table:table-cell office:value-type="float" office:value="2850435" table:style-name="ce45">
            <text:p>2.850.435</text:p>
          </table:table-cell>
          <table:table-cell office:value-type="percentage" office:value="1" table:style-name="ce46">
            <text:p>100,0%</text:p>
          </table:table-cell>
          <table:table-cell office:value-type="float" office:value="3727908" table:style-name="ce45">
            <text:p>3.727.908</text:p>
          </table:table-cell>
          <table:table-cell office:value-type="percentage" office:value="0.94138021158850471" table:style-name="ce46">
            <text:p>94,1%</text:p>
          </table:table-cell>
          <table:table-cell office:value-type="float" office:value="1202975" table:style-name="ce45">
            <text:p>1.202.975</text:p>
          </table:table-cell>
          <table:table-cell office:value-type="percentage" office:value="0.22540343931949605" table:style-name="ce46">
            <text:p>22,5%</text:p>
          </table:table-cell>
          <table:table-cell office:value-type="float" office:value="1692447" table:style-name="ce45">
            <text:p>1.692.447</text:p>
          </table:table-cell>
          <table:table-cell office:value-type="percentage" office:value="0.24063321004375468" table:style-name="ce46">
            <text:p>24,1%</text:p>
          </table:table-cell>
          <table:table-cell office:value-type="float" office:value="717197" table:style-name="ce45">
            <text:p>717.197</text:p>
          </table:table-cell>
          <table:table-cell office:value-type="percentage" office:value="9.0879485720317343E-2" table:style-name="ce46">
            <text:p>9,1%</text:p>
          </table:table-cell>
          <table:table-cell office:value-type="float" office:value="679985" table:style-name="ce45">
            <text:p>679.985</text:p>
          </table:table-cell>
          <table:table-cell office:value-type="percentage" office:value="7.7144995856768539E-2" table:style-name="ce46">
            <text:p>7,7%</text:p>
          </table:table-cell>
          <table:table-cell office:value-type="float" office:value="129835" table:style-name="ce45">
            <text:p>129.835</text:p>
          </table:table-cell>
          <table:table-cell office:value-type="percentage" office:value="3.922153255642466E-2" table:style-name="ce46">
            <text:p>3,9%</text:p>
          </table:table-cell>
          <table:table-cell office:value-type="float" office:value="2087" table:style-name="ce45">
            <text:p>2.087</text:p>
          </table:table-cell>
          <table:table-cell office:value-type="percentage" office:value="2.1990434635092604E-3" table:style-name="ce46">
            <text:p>0,2%</text:p>
          </table:table-cell>
          <table:table-cell office:value-type="float" office:value="11002869" table:style-name="ce45">
            <text:p>11.002.869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27418185408347934" table:style-name="ce46">
            <text:p>27,4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08T11:52:31Z</meta:creation-date>
    <dc:date>2021-06-08T11:52:52Z</dc:date>
  </office:meta>
</office:document-meta>
</file>